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19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ce1"/>
        <table:table-column table:style-name="co1" table:default-cell-style-name="ce1"/>
        <table:table-column table:style-name="co1" table:default-cell-style-name="Default"/>
        <table:table-column table:style-name="co3" table:default-cell-style-name="ce4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premia.$A$1:premia.$B$13];2;0)*[.F1]" office:value-type="float" office:value="117.6" calcext:value-type="float">
            <text:p>117,6</text:p>
          </table:table-cell>
          <table:table-cell table:formula="of:=[.F1]+[.H1]" office:value-type="float" office:value="1587.6" calcext:value-type="float">
            <text:p>1587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premia.$A$1:premia.$B$13];2;0)*[.F2]" office:value-type="float" office:value="70" calcext:value-type="float">
            <text:p>70</text:p>
          </table:table-cell>
          <table:table-cell table:formula="of:=[.F2]+[.H2]" office:value-type="float" office:value="1470" calcext:value-type="float">
            <text:p>14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premia.$A$1:premia.$B$13];2;0)*[.F3]" office:value-type="float" office:value="149" calcext:value-type="float">
            <text:p>149</text:p>
          </table:table-cell>
          <table:table-cell table:formula="of:=[.F3]+[.H3]" office:value-type="float" office:value="1639" calcext:value-type="float">
            <text:p>1639</text:p>
          </table:table-cell>
          <table:table-cell table:number-columns-repeated="3"/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premia.$A$1:premia.$B$13];2;0)*[.F4]" office:value-type="float" office:value="112" calcext:value-type="float">
            <text:p>112</text:p>
          </table:table-cell>
          <table:table-cell table:formula="of:=[.F4]+[.H4]" office:value-type="float" office:value="1232" calcext:value-type="float">
            <text:p>1232</text:p>
          </table:table-cell>
          <table:table-cell table:number-columns-repeated="3"/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premia.$A$1:premia.$B$13];2;0)*[.F5]" office:value-type="float" office:value="133" calcext:value-type="float">
            <text:p>133</text:p>
          </table:table-cell>
          <table:table-cell table:formula="of:=[.F5]+[.H5]" office:value-type="float" office:value="1463" calcext:value-type="float">
            <text:p>1463</text:p>
          </table:table-cell>
          <table:table-cell table:number-columns-repeated="3"/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premia.$A$1:premia.$B$13];2;0)*[.F6]" office:value-type="float" office:value="76" calcext:value-type="float">
            <text:p>76</text:p>
          </table:table-cell>
          <table:table-cell table:formula="of:=[.F6]+[.H6]" office:value-type="float" office:value="1596" calcext:value-type="float">
            <text:p>1596</text:p>
          </table:table-cell>
          <table:table-cell table:number-columns-repeated="3"/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premia.$A$1:premia.$B$13];2;0)*[.F7]" office:value-type="float" office:value="78" calcext:value-type="float">
            <text:p>78</text:p>
          </table:table-cell>
          <table:table-cell table:formula="of:=[.F7]+[.H7]" office:value-type="float" office:value="1638" calcext:value-type="float">
            <text:p>1638</text:p>
          </table:table-cell>
          <table:table-cell table:number-columns-repeated="3"/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premia.$A$1:premia.$B$13];2;0)*[.F8]" office:value-type="float" office:value="73" calcext:value-type="float">
            <text:p>73</text:p>
          </table:table-cell>
          <table:table-cell table:formula="of:=[.F8]+[.H8]" office:value-type="float" office:value="1533" calcext:value-type="float">
            <text:p>1533</text:p>
          </table:table-cell>
          <table:table-cell table:number-columns-repeated="3"/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premia.$A$1:premia.$B$13];2;0)*[.F9]" office:value-type="float" office:value="69.5" calcext:value-type="float">
            <text:p>69,5</text:p>
          </table:table-cell>
          <table:table-cell table:formula="of:=[.F9]+[.H9]" office:value-type="float" office:value="1459.5" calcext:value-type="float">
            <text:p>1459,5</text:p>
          </table:table-cell>
          <table:table-cell table:number-columns-repeated="3"/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premia.$A$1:premia.$B$13];2;0)*[.F10]" office:value-type="float" office:value="75" calcext:value-type="float">
            <text:p>75</text:p>
          </table:table-cell>
          <table:table-cell table:formula="of:=[.F10]+[.H10]" office:value-type="float" office:value="1575" calcext:value-type="float">
            <text:p>1575</text:p>
          </table:table-cell>
          <table:table-cell table:number-columns-repeated="3"/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premia.$A$1:premia.$B$13];2;0)*[.F11]" office:value-type="float" office:value="77" calcext:value-type="float">
            <text:p>77</text:p>
          </table:table-cell>
          <table:table-cell table:formula="of:=[.F11]+[.H11]" office:value-type="float" office:value="1617" calcext:value-type="float">
            <text:p>1617</text:p>
          </table:table-cell>
          <table:table-cell table:number-columns-repeated="3"/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premia.$A$1:premia.$B$13];2;0)*[.F12]" office:value-type="float" office:value="75.5" calcext:value-type="float">
            <text:p>75,5</text:p>
          </table:table-cell>
          <table:table-cell table:formula="of:=[.F12]+[.H12]" office:value-type="float" office:value="1585.5" calcext:value-type="float">
            <text:p>1585,5</text:p>
          </table:table-cell>
          <table:table-cell table:number-columns-repeated="3"/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premia.$A$1:premia.$B$13];2;0)*[.F13]" office:value-type="float" office:value="156" calcext:value-type="float">
            <text:p>156</text:p>
          </table:table-cell>
          <table:table-cell table:formula="of:=[.F13]+[.H13]" office:value-type="float" office:value="1356" calcext:value-type="float">
            <text:p>1356</text:p>
          </table:table-cell>
          <table:table-cell table:number-columns-repeated="3"/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premia.$A$1:premia.$B$13];2;0)*[.F14]" office:value-type="float" office:value="119.2" calcext:value-type="float">
            <text:p>119,2</text:p>
          </table:table-cell>
          <table:table-cell table:formula="of:=[.F14]+[.H14]" office:value-type="float" office:value="1609.2" calcext:value-type="float">
            <text:p>1609,2</text:p>
          </table:table-cell>
          <table:table-cell table:number-columns-repeated="3"/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premia.$A$1:premia.$B$13];2;0)*[.F15]" office:value-type="float" office:value="148.2" calcext:value-type="float">
            <text:p>148,2</text:p>
          </table:table-cell>
          <table:table-cell table:formula="of:=[.F15]+[.H15]" office:value-type="float" office:value="1288.2" calcext:value-type="float">
            <text:p>1288,2</text:p>
          </table:table-cell>
          <table:table-cell table:number-columns-repeated="3"/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premia.$A$1:premia.$B$13];2;0)*[.F16]" office:value-type="float" office:value="70.5" calcext:value-type="float">
            <text:p>70,5</text:p>
          </table:table-cell>
          <table:table-cell table:formula="of:=[.F16]+[.H16]" office:value-type="float" office:value="1480.5" calcext:value-type="float">
            <text:p>1480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premia.$A$1:premia.$B$13];2;0)*[.F17]" office:value-type="float" office:value="166.4" calcext:value-type="float">
            <text:p>166,4</text:p>
          </table:table-cell>
          <table:table-cell table:formula="of:=[.F17]+[.H17]" office:value-type="float" office:value="1446.4" calcext:value-type="float">
            <text:p>1446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premia.$A$1:premia.$B$13];2;0)*[.F18]" office:value-type="float" office:value="165.1" calcext:value-type="float">
            <text:p>165,1</text:p>
          </table:table-cell>
          <table:table-cell table:formula="of:=[.F18]+[.H18]" office:value-type="float" office:value="1435.1" calcext:value-type="float">
            <text:p>1435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premia.$A$1:premia.$B$13];2;0)*[.F19]" office:value-type="float" office:value="182" calcext:value-type="float">
            <text:p>182</text:p>
          </table:table-cell>
          <table:table-cell table:formula="of:=[.F19]+[.H19]" office:value-type="float" office:value="1582" calcext:value-type="float">
            <text:p>1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premia.$A$1:premia.$B$13];2;0)*[.F20]" office:value-type="float" office:value="171.6" calcext:value-type="float">
            <text:p>171,6</text:p>
          </table:table-cell>
          <table:table-cell table:formula="of:=[.F20]+[.H20]" office:value-type="float" office:value="1491.6" calcext:value-type="float">
            <text:p>1491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premia.$A$1:premia.$B$13];2;0)*[.F21]" office:value-type="float" office:value="122" calcext:value-type="float">
            <text:p>122</text:p>
          </table:table-cell>
          <table:table-cell table:formula="of:=[.F21]+[.H21]" office:value-type="float" office:value="1342" calcext:value-type="float">
            <text:p>1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premia.$A$1:premia.$B$13];2;0)*[.F22]" office:value-type="float" office:value="394" calcext:value-type="float">
            <text:p>394</text:p>
          </table:table-cell>
          <table:table-cell table:formula="of:=[.F22]+[.H22]" office:value-type="float" office:value="2364" calcext:value-type="float">
            <text:p>2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premia.$A$1:premia.$B$13];2;0)*[.F23]" office:value-type="float" office:value="74.5" calcext:value-type="float">
            <text:p>74,5</text:p>
          </table:table-cell>
          <table:table-cell table:formula="of:=[.F23]+[.H23]" office:value-type="float" office:value="1564.5" calcext:value-type="float">
            <text:p>1564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premia.$A$1:premia.$B$13];2;0)*[.F24]" office:value-type="float" office:value="107" calcext:value-type="float">
            <text:p>107</text:p>
          </table:table-cell>
          <table:table-cell table:formula="of:=[.F24]+[.H24]" office:value-type="float" office:value="1177" calcext:value-type="float">
            <text:p>1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premia.$A$1:premia.$B$13];2;0)*[.F25]" office:value-type="float" office:value="131.3" calcext:value-type="float">
            <text:p>131,3</text:p>
          </table:table-cell>
          <table:table-cell table:formula="of:=[.F25]+[.H25]" office:value-type="float" office:value="1141.3" calcext:value-type="float">
            <text:p>1141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premia.$A$1:premia.$B$13];2;0)*[.F26]" office:value-type="float" office:value="82.2" calcext:value-type="float">
            <text:p>82,2</text:p>
          </table:table-cell>
          <table:table-cell table:formula="of:=[.F26]+[.H26]" office:value-type="float" office:value="1452.2" calcext:value-type="float">
            <text:p>1452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premia.$A$1:premia.$B$13];2;0)*[.F27]" office:value-type="float" office:value="271.8" calcext:value-type="float">
            <text:p>271,8</text:p>
          </table:table-cell>
          <table:table-cell table:formula="of:=[.F27]+[.H27]" office:value-type="float" office:value="1781.8" calcext:value-type="float">
            <text:p>1781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premia.$A$1:premia.$B$13];2;0)*[.F28]" office:value-type="float" office:value="123.2" calcext:value-type="float">
            <text:p>123,2</text:p>
          </table:table-cell>
          <table:table-cell table:formula="of:=[.F28]+[.H28]" office:value-type="float" office:value="1663.2" calcext:value-type="float">
            <text:p>1663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premia.$A$1:premia.$B$13];2;0)*[.F29]" office:value-type="float" office:value="106" calcext:value-type="float">
            <text:p>106</text:p>
          </table:table-cell>
          <table:table-cell table:formula="of:=[.F29]+[.H29]" office:value-type="float" office:value="1166" calcext:value-type="float">
            <text:p>1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premia.$A$1:premia.$B$13];2;0)*[.F30]" office:value-type="float" office:value="78" calcext:value-type="float">
            <text:p>78</text:p>
          </table:table-cell>
          <table:table-cell table:formula="of:=[.F30]+[.H30]" office:value-type="float" office:value="1638" calcext:value-type="float">
            <text:p>1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premia.$A$1:premia.$B$13];2;0)*[.F31]" office:value-type="float" office:value="67" calcext:value-type="float">
            <text:p>67</text:p>
          </table:table-cell>
          <table:table-cell table:formula="of:=[.F31]+[.H31]" office:value-type="float" office:value="1407" calcext:value-type="float">
            <text:p>1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premia.$A$1:premia.$B$13];2;0)*[.F32]" office:value-type="float" office:value="193.7" calcext:value-type="float">
            <text:p>193,7</text:p>
          </table:table-cell>
          <table:table-cell table:formula="of:=[.F32]+[.H32]" office:value-type="float" office:value="1683.7" calcext:value-type="float">
            <text:p>1683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premia.$A$1:premia.$B$13];2;0)*[.F33]" office:value-type="float" office:value="162.5" calcext:value-type="float">
            <text:p>162,5</text:p>
          </table:table-cell>
          <table:table-cell table:formula="of:=[.F33]+[.H33]" office:value-type="float" office:value="1412.5" calcext:value-type="float">
            <text:p>1412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premia.$A$1:premia.$B$13];2;0)*[.F34]" office:value-type="float" office:value="137.8" calcext:value-type="float">
            <text:p>137,8</text:p>
          </table:table-cell>
          <table:table-cell table:formula="of:=[.F34]+[.H34]" office:value-type="float" office:value="1197.8" calcext:value-type="float">
            <text:p>1197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premia.$A$1:premia.$B$13];2;0)*[.F35]" office:value-type="float" office:value="170.3" calcext:value-type="float">
            <text:p>170,3</text:p>
          </table:table-cell>
          <table:table-cell table:formula="of:=[.F35]+[.H35]" office:value-type="float" office:value="1480.3" calcext:value-type="float">
            <text:p>148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premia.$A$1:premia.$B$13];2;0)*[.F36]" office:value-type="float" office:value="193.7" calcext:value-type="float">
            <text:p>193,7</text:p>
          </table:table-cell>
          <table:table-cell table:formula="of:=[.F36]+[.H36]" office:value-type="float" office:value="1683.7" calcext:value-type="float">
            <text:p>1683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premia.$A$1:premia.$B$13];2;0)*[.F37]" office:value-type="float" office:value="75" calcext:value-type="float">
            <text:p>75</text:p>
          </table:table-cell>
          <table:table-cell table:formula="of:=[.F37]+[.H37]" office:value-type="float" office:value="1575" calcext:value-type="float">
            <text:p>1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premia.$A$1:premia.$B$13];2;0)*[.F38]" office:value-type="float" office:value="69" calcext:value-type="float">
            <text:p>69</text:p>
          </table:table-cell>
          <table:table-cell table:formula="of:=[.F38]+[.H38]" office:value-type="float" office:value="1449" calcext:value-type="float">
            <text:p>1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premia.$A$1:premia.$B$13];2;0)*[.F39]" office:value-type="float" office:value="74" calcext:value-type="float">
            <text:p>74</text:p>
          </table:table-cell>
          <table:table-cell table:formula="of:=[.F39]+[.H39]" office:value-type="float" office:value="1554" calcext:value-type="float">
            <text:p>15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premia.$A$1:premia.$B$13];2;0)*[.F40]" office:value-type="float" office:value="59.5" calcext:value-type="float">
            <text:p>59,5</text:p>
          </table:table-cell>
          <table:table-cell table:formula="of:=[.F40]+[.H40]" office:value-type="float" office:value="1249.5" calcext:value-type="float">
            <text:p>1249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premia.$A$1:premia.$B$13];2;0)*[.F41]" office:value-type="float" office:value="55.5" calcext:value-type="float">
            <text:p>55,5</text:p>
          </table:table-cell>
          <table:table-cell table:formula="of:=[.F41]+[.H41]" office:value-type="float" office:value="1165.5" calcext:value-type="float">
            <text:p>1165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premia.$A$1:premia.$B$13];2;0)*[.F42]" office:value-type="float" office:value="133" calcext:value-type="float">
            <text:p>133</text:p>
          </table:table-cell>
          <table:table-cell table:formula="of:=[.F42]+[.H42]" office:value-type="float" office:value="1463" calcext:value-type="float">
            <text:p>1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premia.$A$1:premia.$B$13];2;0)*[.F43]" office:value-type="float" office:value="85.2" calcext:value-type="float">
            <text:p>85,2</text:p>
          </table:table-cell>
          <table:table-cell table:formula="of:=[.F43]+[.H43]" office:value-type="float" office:value="1505.2" calcext:value-type="float">
            <text:p>1505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premia.$A$1:premia.$B$13];2;0)*[.F44]" office:value-type="float" office:value="192.4" calcext:value-type="float">
            <text:p>192,4</text:p>
          </table:table-cell>
          <table:table-cell table:formula="of:=[.F44]+[.H44]" office:value-type="float" office:value="1672.4" calcext:value-type="float">
            <text:p>1672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premia.$A$1:premia.$B$13];2;0)*[.F45]" office:value-type="float" office:value="122" calcext:value-type="float">
            <text:p>122</text:p>
          </table:table-cell>
          <table:table-cell table:formula="of:=[.F45]+[.H45]" office:value-type="float" office:value="1342" calcext:value-type="float">
            <text:p>1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premia.$A$1:premia.$B$13];2;0)*[.F46]" office:value-type="float" office:value="148.2" calcext:value-type="float">
            <text:p>148,2</text:p>
          </table:table-cell>
          <table:table-cell table:formula="of:=[.F46]+[.H46]" office:value-type="float" office:value="1288.2" calcext:value-type="float">
            <text:p>1288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premia.$A$1:premia.$B$13];2;0)*[.F47]" office:value-type="float" office:value="180.7" calcext:value-type="float">
            <text:p>180,7</text:p>
          </table:table-cell>
          <table:table-cell table:formula="of:=[.F47]+[.H47]" office:value-type="float" office:value="1570.7" calcext:value-type="float">
            <text:p>1570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premia.$A$1:premia.$B$13];2;0)*[.F48]" office:value-type="float" office:value="78" calcext:value-type="float">
            <text:p>78</text:p>
          </table:table-cell>
          <table:table-cell table:formula="of:=[.F48]+[.H48]" office:value-type="float" office:value="1378" calcext:value-type="float">
            <text:p>1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premia.$A$1:premia.$B$13];2;0)*[.F49]" office:value-type="float" office:value="86.1" calcext:value-type="float">
            <text:p>86,1</text:p>
          </table:table-cell>
          <table:table-cell table:formula="of:=[.F49]+[.H49]" office:value-type="float" office:value="1316.1" calcext:value-type="float">
            <text:p>1316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premia.$A$1:premia.$B$13];2;0)*[.F50]" office:value-type="float" office:value="72.6" calcext:value-type="float">
            <text:p>72,6</text:p>
          </table:table-cell>
          <table:table-cell table:formula="of:=[.F50]+[.H50]" office:value-type="float" office:value="1282.6" calcext:value-type="float">
            <text:p>1282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premia.$A$1:premia.$B$13];2;0)*[.F51]" office:value-type="float" office:value="84.6" calcext:value-type="float">
            <text:p>84,6</text:p>
          </table:table-cell>
          <table:table-cell table:formula="of:=[.F51]+[.H51]" office:value-type="float" office:value="1494.6" calcext:value-type="float">
            <text:p>1494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premia.$A$1:premia.$B$13];2;0)*[.F52]" office:value-type="float" office:value="87.6" calcext:value-type="float">
            <text:p>87,6</text:p>
          </table:table-cell>
          <table:table-cell table:formula="of:=[.F52]+[.H52]" office:value-type="float" office:value="1547.6" calcext:value-type="float">
            <text:p>1547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premia.$A$1:premia.$B$13];2;0)*[.F53]" office:value-type="float" office:value="83.4" calcext:value-type="float">
            <text:p>83,4</text:p>
          </table:table-cell>
          <table:table-cell table:formula="of:=[.F53]+[.H53]" office:value-type="float" office:value="1473.4" calcext:value-type="float">
            <text:p>1473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premia.$A$1:premia.$B$13];2;0)*[.F54]" office:value-type="float" office:value="71.4" calcext:value-type="float">
            <text:p>71,4</text:p>
          </table:table-cell>
          <table:table-cell table:formula="of:=[.F54]+[.H54]" office:value-type="float" office:value="1261.4" calcext:value-type="float">
            <text:p>1261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premia.$A$1:premia.$B$13];2;0)*[.F55]" office:value-type="float" office:value="106.4" calcext:value-type="float">
            <text:p>106,4</text:p>
          </table:table-cell>
          <table:table-cell table:formula="of:=[.F55]+[.H55]" office:value-type="float" office:value="1626.4" calcext:value-type="float">
            <text:p>1626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premia.$A$1:premia.$B$13];2;0)*[.F56]" office:value-type="float" office:value="82.2" calcext:value-type="float">
            <text:p>82,2</text:p>
          </table:table-cell>
          <table:table-cell table:formula="of:=[.F56]+[.H56]" office:value-type="float" office:value="1452.2" calcext:value-type="float">
            <text:p>1452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premia.$A$1:premia.$B$13];2;0)*[.F57]" office:value-type="float" office:value="65" calcext:value-type="float">
            <text:p>65</text:p>
          </table:table-cell>
          <table:table-cell table:formula="of:=[.F57]+[.H57]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premia.$A$1:premia.$B$13];2;0)*[.F58]" office:value-type="float" office:value="78.4" calcext:value-type="float">
            <text:p>78,4</text:p>
          </table:table-cell>
          <table:table-cell table:formula="of:=[.F58]+[.H58]" office:value-type="float" office:value="1198.4" calcext:value-type="float">
            <text:p>1198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premia.$A$1:premia.$B$13];2;0)*[.F59]" office:value-type="float" office:value="176.8" calcext:value-type="float">
            <text:p>176,8</text:p>
          </table:table-cell>
          <table:table-cell table:formula="of:=[.F59]+[.H59]" office:value-type="float" office:value="1536.8" calcext:value-type="float">
            <text:p>1536,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premia.$A$1:premia.$B$13];2;0)*[.F60]" office:value-type="float" office:value="334.8" calcext:value-type="float">
            <text:p>334,8</text:p>
          </table:table-cell>
          <table:table-cell table:formula="of:=[.F60]+[.H60]" office:value-type="float" office:value="2194.8" calcext:value-type="float">
            <text:p>2194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premia.$A$1:premia.$B$13];2;0)*[.F61]" office:value-type="float" office:value="66.6" calcext:value-type="float">
            <text:p>66,6</text:p>
          </table:table-cell>
          <table:table-cell table:formula="of:=[.F61]+[.H61]" office:value-type="float" office:value="1176.6" calcext:value-type="float">
            <text:p>1176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premia.$A$1:premia.$B$13];2;0)*[.F62]" office:value-type="float" office:value="78" calcext:value-type="float">
            <text:p>78</text:p>
          </table:table-cell>
          <table:table-cell table:formula="of:=[.F62]+[.H62]" office:value-type="float" office:value="1378" calcext:value-type="float">
            <text:p>137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premia.$A$1:premia.$B$13];2;0)*[.F63]" office:value-type="float" office:value="334.8" calcext:value-type="float">
            <text:p>334,8</text:p>
          </table:table-cell>
          <table:table-cell table:formula="of:=[.F63]+[.H63]" office:value-type="float" office:value="2194.8" calcext:value-type="float">
            <text:p>2194,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premia.$A$1:premia.$B$13];2;0)*[.F64]" office:value-type="float" office:value="280.8" calcext:value-type="float">
            <text:p>280,8</text:p>
          </table:table-cell>
          <table:table-cell table:formula="of:=[.F64]+[.H64]" office:value-type="float" office:value="1840.8" calcext:value-type="float">
            <text:p>1840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premia.$A$1:premia.$B$13];2;0)*[.F65]" office:value-type="float" office:value="163.8" calcext:value-type="float">
            <text:p>163,8</text:p>
          </table:table-cell>
          <table:table-cell table:formula="of:=[.F65]+[.H65]" office:value-type="float" office:value="1423.8" calcext:value-type="float">
            <text:p>1423,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premia.$A$1:premia.$B$13];2;0)*[.F66]" office:value-type="float" office:value="349.2" calcext:value-type="float">
            <text:p>349,2</text:p>
          </table:table-cell>
          <table:table-cell table:formula="of:=[.F66]+[.H66]" office:value-type="float" office:value="2289.2" calcext:value-type="float">
            <text:p>2289,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premia.$A$1:premia.$B$13];2;0)*[.F67]" office:value-type="float" office:value="318.6" calcext:value-type="float">
            <text:p>318,6</text:p>
          </table:table-cell>
          <table:table-cell table:formula="of:=[.F67]+[.H67]" office:value-type="float" office:value="2088.6" calcext:value-type="float">
            <text:p>2088,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premia.$A$1:premia.$B$13];2;0)*[.F68]" office:value-type="float" office:value="311.4" calcext:value-type="float">
            <text:p>311,4</text:p>
          </table:table-cell>
          <table:table-cell table:formula="of:=[.F68]+[.H68]" office:value-type="float" office:value="2041.4" calcext:value-type="float">
            <text:p>2041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premia.$A$1:premia.$B$13];2;0)*[.F69]" office:value-type="float" office:value="70.2" calcext:value-type="float">
            <text:p>70,2</text:p>
          </table:table-cell>
          <table:table-cell table:formula="of:=[.F69]+[.H69]" office:value-type="float" office:value="1240.2" calcext:value-type="float">
            <text:p>1240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premia.$A$1:premia.$B$13];2;0)*[.F70]" office:value-type="float" office:value="56" calcext:value-type="float">
            <text:p>56</text:p>
          </table:table-cell>
          <table:table-cell table:formula="of:=[.F70]+[.H70]"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premia.$A$1:premia.$B$13];2;0)*[.F71]" office:value-type="float" office:value="66" calcext:value-type="float">
            <text:p>66</text:p>
          </table:table-cell>
          <table:table-cell table:formula="of:=[.F71]+[.H71]" office:value-type="float" office:value="1386" calcext:value-type="float">
            <text:p>13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premia.$A$1:premia.$B$13];2;0)*[.F72]" office:value-type="float" office:value="94.5" calcext:value-type="float">
            <text:p>94,5</text:p>
          </table:table-cell>
          <table:table-cell table:formula="of:=[.F72]+[.H72]" office:value-type="float" office:value="1444.5" calcext:value-type="float">
            <text:p>1444,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premia.$A$1:premia.$B$13];2;0)*[.F73]" office:value-type="float" office:value="297" calcext:value-type="float">
            <text:p>297</text:p>
          </table:table-cell>
          <table:table-cell table:formula="of:=[.F73]+[.H73]" office:value-type="float" office:value="1947" calcext:value-type="float">
            <text:p>1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premia.$A$1:premia.$B$13];2;0)*[.F74]" office:value-type="float" office:value="83.4" calcext:value-type="float">
            <text:p>83,4</text:p>
          </table:table-cell>
          <table:table-cell table:formula="of:=[.F74]+[.H74]" office:value-type="float" office:value="1473.4" calcext:value-type="float">
            <text:p>1473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premia.$A$1:premia.$B$13];2;0)*[.F75]" office:value-type="float" office:value="60.6" calcext:value-type="float">
            <text:p>60,6</text:p>
          </table:table-cell>
          <table:table-cell table:formula="of:=[.F75]+[.H75]" office:value-type="float" office:value="1070.6" calcext:value-type="float">
            <text:p>1070,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premia.$A$1:premia.$B$13];2;0)*[.F76]" office:value-type="float" office:value="311.4" calcext:value-type="float">
            <text:p>311,4</text:p>
          </table:table-cell>
          <table:table-cell table:formula="of:=[.F76]+[.H76]" office:value-type="float" office:value="2041.4" calcext:value-type="float">
            <text:p>2041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premia.$A$1:premia.$B$13];2;0)*[.F77]" office:value-type="float" office:value="111.2" calcext:value-type="float">
            <text:p>111,2</text:p>
          </table:table-cell>
          <table:table-cell table:formula="of:=[.F77]+[.H77]" office:value-type="float" office:value="1501.2" calcext:value-type="float">
            <text:p>150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premia.$A$1:premia.$B$13];2;0)*[.F78]" office:value-type="float" office:value="144.3" calcext:value-type="float">
            <text:p>144,3</text:p>
          </table:table-cell>
          <table:table-cell table:formula="of:=[.F78]+[.H78]" office:value-type="float" office:value="1254.3" calcext:value-type="float">
            <text:p>1254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premia.$A$1:premia.$B$13];2;0)*[.F79]" office:value-type="float" office:value="165.1" calcext:value-type="float">
            <text:p>165,1</text:p>
          </table:table-cell>
          <table:table-cell table:formula="of:=[.F79]+[.H79]" office:value-type="float" office:value="1435.1" calcext:value-type="float">
            <text:p>1435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premia.$A$1:premia.$B$13];2;0)*[.F80]" office:value-type="float" office:value="239.4" calcext:value-type="float">
            <text:p>239,4</text:p>
          </table:table-cell>
          <table:table-cell table:formula="of:=[.F80]+[.H80]" office:value-type="float" office:value="1569.4" calcext:value-type="float">
            <text:p>1569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premia.$A$1:premia.$B$13];2;0)*[.F81]" office:value-type="float" office:value="189.8" calcext:value-type="float">
            <text:p>189,8</text:p>
          </table:table-cell>
          <table:table-cell table:formula="of:=[.F81]+[.H81]" office:value-type="float" office:value="1649.8" calcext:value-type="float">
            <text:p>1649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premia.$A$1:premia.$B$13];2;0)*[.F82]" office:value-type="float" office:value="93.1" calcext:value-type="float">
            <text:p>93,1</text:p>
          </table:table-cell>
          <table:table-cell table:formula="of:=[.F82]+[.H82]" office:value-type="float" office:value="1423.1" calcext:value-type="float">
            <text:p>1423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premia.$A$1:premia.$B$13];2;0)*[.F83]" office:value-type="float" office:value="91.7" calcext:value-type="float">
            <text:p>91,7</text:p>
          </table:table-cell>
          <table:table-cell table:formula="of:=[.F83]+[.H83]" office:value-type="float" office:value="1401.7" calcext:value-type="float">
            <text:p>1401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premia.$A$1:premia.$B$13];2;0)*[.F84]" office:value-type="float" office:value="78" calcext:value-type="float">
            <text:p>78</text:p>
          </table:table-cell>
          <table:table-cell table:formula="of:=[.F84]+[.H84]" office:value-type="float" office:value="1378" calcext:value-type="float">
            <text:p>1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premia.$A$1:premia.$B$13];2;0)*[.F85]" office:value-type="float" office:value="118" calcext:value-type="float">
            <text:p>118</text:p>
          </table:table-cell>
          <table:table-cell table:formula="of:=[.F85]+[.H85]" office:value-type="float" office:value="1298" calcext:value-type="float">
            <text:p>1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premia.$A$1:premia.$B$13];2;0)*[.F86]" office:value-type="float" office:value="277.2" calcext:value-type="float">
            <text:p>277,2</text:p>
          </table:table-cell>
          <table:table-cell table:formula="of:=[.F86]+[.H86]" office:value-type="float" office:value="1817.2" calcext:value-type="float">
            <text:p>1817,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premia.$A$1:premia.$B$13];2;0)*[.F87]" office:value-type="float" office:value="324" calcext:value-type="float">
            <text:p>324</text:p>
          </table:table-cell>
          <table:table-cell table:formula="of:=[.F87]+[.H87]" office:value-type="float" office:value="2124" calcext:value-type="float">
            <text:p>2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premia.$A$1:premia.$B$13];2;0)*[.F88]" office:value-type="float" office:value="66" calcext:value-type="float">
            <text:p>66</text:p>
          </table:table-cell>
          <table:table-cell table:formula="of:=[.F88]+[.H88]" office:value-type="float" office:value="1166" calcext:value-type="float">
            <text:p>1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premia.$A$1:premia.$B$13];2;0)*[.F89]" office:value-type="float" office:value="69" calcext:value-type="float">
            <text:p>69</text:p>
          </table:table-cell>
          <table:table-cell table:formula="of:=[.F89]+[.H89]" office:value-type="float" office:value="1219" calcext:value-type="float">
            <text:p>1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premia.$A$1:premia.$B$13];2;0)*[.F90]" office:value-type="float" office:value="84" calcext:value-type="float">
            <text:p>84</text:p>
          </table:table-cell>
          <table:table-cell table:formula="of:=[.F90]+[.H90]" office:value-type="float" office:value="1484" calcext:value-type="float">
            <text:p>1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premia.$A$1:premia.$B$13];2;0)*[.F91]" office:value-type="float" office:value="176.8" calcext:value-type="float">
            <text:p>176,8</text:p>
          </table:table-cell>
          <table:table-cell table:formula="of:=[.F91]+[.H91]" office:value-type="float" office:value="1536.8" calcext:value-type="float">
            <text:p>1536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premia.$A$1:premia.$B$13];2;0)*[.F92]" office:value-type="float" office:value="167.7" calcext:value-type="float">
            <text:p>167,7</text:p>
          </table:table-cell>
          <table:table-cell table:formula="of:=[.F92]+[.H92]" office:value-type="float" office:value="1457.7" calcext:value-type="float">
            <text:p>1457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premia.$A$1:premia.$B$13];2;0)*[.F93]" office:value-type="float" office:value="93.8" calcext:value-type="float">
            <text:p>93,8</text:p>
          </table:table-cell>
          <table:table-cell table:formula="of:=[.F93]+[.H93]" office:value-type="float" office:value="1433.8" calcext:value-type="float">
            <text:p>1433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premia.$A$1:premia.$B$13];2;0)*[.F94]" office:value-type="float" office:value="92.4" calcext:value-type="float">
            <text:p>92,4</text:p>
          </table:table-cell>
          <table:table-cell table:formula="of:=[.F94]+[.H94]" office:value-type="float" office:value="1412.4" calcext:value-type="float">
            <text:p>1412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premia.$A$1:premia.$B$13];2;0)*[.F95]" office:value-type="float" office:value="135" calcext:value-type="float">
            <text:p>135</text:p>
          </table:table-cell>
          <table:table-cell table:formula="of:=[.F95]+[.H95]" office:value-type="float" office:value="1485" calcext:value-type="float">
            <text:p>14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premia.$A$1:premia.$B$13];2;0)*[.F96]" office:value-type="float" office:value="109.2" calcext:value-type="float">
            <text:p>109,2</text:p>
          </table:table-cell>
          <table:table-cell table:formula="of:=[.F96]+[.H96]" office:value-type="float" office:value="1669.2" calcext:value-type="float">
            <text:p>1669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premia.$A$1:premia.$B$13];2;0)*[.F97]" office:value-type="float" office:value="86.8" calcext:value-type="float">
            <text:p>86,8</text:p>
          </table:table-cell>
          <table:table-cell table:formula="of:=[.F97]+[.H97]" office:value-type="float" office:value="1326.8" calcext:value-type="float">
            <text:p>1326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premia.$A$1:premia.$B$13];2;0)*[.F98]" office:value-type="float" office:value="66.6" calcext:value-type="float">
            <text:p>66,6</text:p>
          </table:table-cell>
          <table:table-cell table:formula="of:=[.F98]+[.H98]" office:value-type="float" office:value="1176.6" calcext:value-type="float">
            <text:p>1176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premia.$A$1:premia.$B$13];2;0)*[.F99]" office:value-type="float" office:value="248.4" calcext:value-type="float">
            <text:p>248,4</text:p>
          </table:table-cell>
          <table:table-cell table:formula="of:=[.F99]+[.H99]" office:value-type="float" office:value="1628.4" calcext:value-type="float">
            <text:p>1628,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premia.$A$1:premia.$B$13];2;0)*[.F100]" office:value-type="float" office:value="329.4" calcext:value-type="float">
            <text:p>329,4</text:p>
          </table:table-cell>
          <table:table-cell table:formula="of:=[.F100]+[.H100]" office:value-type="float" office:value="2159.4" calcext:value-type="float">
            <text:p>2159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premia.$A$1:premia.$B$13];2;0)*[.F101]" office:value-type="float" office:value="70" calcext:value-type="float">
            <text:p>70</text:p>
          </table:table-cell>
          <table:table-cell table:formula="of:=[.F101]+[.H101]" office:value-type="float" office:value="1470" calcext:value-type="float">
            <text:p>14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premia.$A$1:premia.$B$13];2;0)*[.F102]" office:value-type="float" office:value="140.4" calcext:value-type="float">
            <text:p>140,4</text:p>
          </table:table-cell>
          <table:table-cell table:formula="of:=[.F102]+[.H102]" office:value-type="float" office:value="1220.4" calcext:value-type="float">
            <text:p>122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premia.$A$1:premia.$B$13];2;0)*[.F103]" office:value-type="float" office:value="179.4" calcext:value-type="float">
            <text:p>179,4</text:p>
          </table:table-cell>
          <table:table-cell table:formula="of:=[.F103]+[.H103]" office:value-type="float" office:value="1559.4" calcext:value-type="float">
            <text:p>1559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premia.$A$1:premia.$B$13];2;0)*[.F104]" office:value-type="float" office:value="378" calcext:value-type="float">
            <text:p>378</text:p>
          </table:table-cell>
          <table:table-cell table:formula="of:=[.F104]+[.H104]" office:value-type="float" office:value="2268" calcext:value-type="float">
            <text:p>2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premia.$A$1:premia.$B$13];2;0)*[.F105]" office:value-type="float" office:value="193.7" calcext:value-type="float">
            <text:p>193,7</text:p>
          </table:table-cell>
          <table:table-cell table:formula="of:=[.F105]+[.H105]" office:value-type="float" office:value="1683.7" calcext:value-type="float">
            <text:p>1683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premia.$A$1:premia.$B$13];2;0)*[.F106]" office:value-type="float" office:value="436" calcext:value-type="float">
            <text:p>436</text:p>
          </table:table-cell>
          <table:table-cell table:formula="of:=[.F106]+[.H106]" office:value-type="float" office:value="2616" calcext:value-type="float">
            <text:p>2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premia.$A$1:premia.$B$13];2;0)*[.F107]" office:value-type="float" office:value="384" calcext:value-type="float">
            <text:p>384</text:p>
          </table:table-cell>
          <table:table-cell table:formula="of:=[.F107]+[.H107]" office:value-type="float" office:value="2304" calcext:value-type="float">
            <text:p>2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premia.$A$1:premia.$B$13];2;0)*[.F108]" office:value-type="float" office:value="200.4" calcext:value-type="float">
            <text:p>200,4</text:p>
          </table:table-cell>
          <table:table-cell table:formula="of:=[.F108]+[.H108]" office:value-type="float" office:value="1870.4" calcext:value-type="float">
            <text:p>187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premia.$A$1:premia.$B$13];2;0)*[.F109]" office:value-type="float" office:value="298.8" calcext:value-type="float">
            <text:p>298,8</text:p>
          </table:table-cell>
          <table:table-cell table:formula="of:=[.F109]+[.H109]" office:value-type="float" office:value="1958.8" calcext:value-type="float">
            <text:p>1958,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premia.$A$1:premia.$B$13];2;0)*[.F110]" office:value-type="float" office:value="324" calcext:value-type="float">
            <text:p>324</text:p>
          </table:table-cell>
          <table:table-cell table:formula="of:=[.F110]+[.H110]" office:value-type="float" office:value="2124" calcext:value-type="float">
            <text:p>2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premia.$A$1:premia.$B$13];2;0)*[.F111]" office:value-type="float" office:value="277.2" calcext:value-type="float">
            <text:p>277,2</text:p>
          </table:table-cell>
          <table:table-cell table:formula="of:=[.F111]+[.H111]" office:value-type="float" office:value="1817.2" calcext:value-type="float">
            <text:p>1817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premia.$A$1:premia.$B$13];2;0)*[.F112]" office:value-type="float" office:value="190.8" calcext:value-type="float">
            <text:p>190,8</text:p>
          </table:table-cell>
          <table:table-cell table:formula="of:=[.F112]+[.H112]" office:value-type="float" office:value="1780.8" calcext:value-type="float">
            <text:p>1780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premia.$A$1:premia.$B$13];2;0)*[.F113]" office:value-type="float" office:value="65" calcext:value-type="float">
            <text:p>65</text:p>
          </table:table-cell>
          <table:table-cell table:formula="of:=[.F113]+[.H113]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premia.$A$1:premia.$B$13];2;0)*[.F114]" office:value-type="float" office:value="58.5" calcext:value-type="float">
            <text:p>58,5</text:p>
          </table:table-cell>
          <table:table-cell table:formula="of:=[.F114]+[.H114]" office:value-type="float" office:value="1228.5" calcext:value-type="float">
            <text:p>1228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premia.$A$1:premia.$B$13];2;0)*[.F115]" office:value-type="float" office:value="1162.5" calcext:value-type="float">
            <text:p>1162,5</text:p>
          </table:table-cell>
          <table:table-cell table:formula="of:=[.F115]+[.H115]" office:value-type="float" office:value="5812.5" calcext:value-type="float">
            <text:p>5812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premia.$A$1:premia.$B$13];2;0)*[.F116]" office:value-type="float" office:value="149.5" calcext:value-type="float">
            <text:p>149,5</text:p>
          </table:table-cell>
          <table:table-cell table:formula="of:=[.F116]+[.H116]" office:value-type="float" office:value="1299.5" calcext:value-type="float">
            <text:p>1299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premia.$A$1:premia.$B$13];2;0)*[.F117]" office:value-type="float" office:value="65.5" calcext:value-type="float">
            <text:p>65,5</text:p>
          </table:table-cell>
          <table:table-cell table:formula="of:=[.F117]+[.H117]" office:value-type="float" office:value="1375.5" calcext:value-type="float">
            <text:p>1375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premia.$A$1:premia.$B$13];2;0)*[.F118]" office:value-type="float" office:value="183.3" calcext:value-type="float">
            <text:p>183,3</text:p>
          </table:table-cell>
          <table:table-cell table:formula="of:=[.F118]+[.H118]" office:value-type="float" office:value="1593.3" calcext:value-type="float">
            <text:p>1593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premia.$A$1:premia.$B$13];2;0)*[.F119]" office:value-type="float" office:value="73" calcext:value-type="float">
            <text:p>73</text:p>
          </table:table-cell>
          <table:table-cell table:formula="of:=[.F119]+[.H119]" office:value-type="float" office:value="1533" calcext:value-type="float">
            <text:p>153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premia.$A$1:premia.$B$13];2;0)*[.F120]" office:value-type="float" office:value="313.2" calcext:value-type="float">
            <text:p>313,2</text:p>
          </table:table-cell>
          <table:table-cell table:formula="of:=[.F120]+[.H120]" office:value-type="float" office:value="2053.2" calcext:value-type="float">
            <text:p>2053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premia.$A$1:premia.$B$13];2;0)*[.F121]" office:value-type="float" office:value="92" calcext:value-type="float">
            <text:p>92</text:p>
          </table:table-cell>
          <table:table-cell table:formula="of:=[.F121]+[.H121]" office:value-type="float" office:value="1242" calcext:value-type="float">
            <text:p>1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premia.$A$1:premia.$B$13];2;0)*[.F122]" office:value-type="float" office:value="146" calcext:value-type="float">
            <text:p>146</text:p>
          </table:table-cell>
          <table:table-cell table:formula="of:=[.F122]+[.H122]" office:value-type="float" office:value="1606" calcext:value-type="float">
            <text:p>160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premia.$A$1:premia.$B$13];2;0)*[.F123]" office:value-type="float" office:value="338.4" calcext:value-type="float">
            <text:p>338,4</text:p>
          </table:table-cell>
          <table:table-cell table:formula="of:=[.F123]+[.H123]" office:value-type="float" office:value="2218.4" calcext:value-type="float">
            <text:p>2218,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premia.$A$1:premia.$B$13];2;0)*[.F124]" office:value-type="float" office:value="352.8" calcext:value-type="float">
            <text:p>352,8</text:p>
          </table:table-cell>
          <table:table-cell table:formula="of:=[.F124]+[.H124]" office:value-type="float" office:value="2312.8" calcext:value-type="float">
            <text:p>2312,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premia.$A$1:premia.$B$13];2;0)*[.F125]" office:value-type="float" office:value="331.2" calcext:value-type="float">
            <text:p>331,2</text:p>
          </table:table-cell>
          <table:table-cell table:formula="of:=[.F125]+[.H125]" office:value-type="float" office:value="2171.2" calcext:value-type="float">
            <text:p>2171,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premia.$A$1:premia.$B$13];2;0)*[.F126]" office:value-type="float" office:value="298.8" calcext:value-type="float">
            <text:p>298,8</text:p>
          </table:table-cell>
          <table:table-cell table:formula="of:=[.F126]+[.H126]" office:value-type="float" office:value="1958.8" calcext:value-type="float">
            <text:p>1958,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premia.$A$1:premia.$B$13];2;0)*[.F127]" office:value-type="float" office:value="329.4" calcext:value-type="float">
            <text:p>329,4</text:p>
          </table:table-cell>
          <table:table-cell table:formula="of:=[.F127]+[.H127]" office:value-type="float" office:value="2159.4" calcext:value-type="float">
            <text:p>2159,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premia.$A$1:premia.$B$13];2;0)*[.F128]" office:value-type="float" office:value="345.6" calcext:value-type="float">
            <text:p>345,6</text:p>
          </table:table-cell>
          <table:table-cell table:formula="of:=[.F128]+[.H128]" office:value-type="float" office:value="2265.6" calcext:value-type="float">
            <text:p>2265,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premia.$A$1:premia.$B$13];2;0)*[.F129]" office:value-type="float" office:value="275.4" calcext:value-type="float">
            <text:p>275,4</text:p>
          </table:table-cell>
          <table:table-cell table:formula="of:=[.F129]+[.H129]" office:value-type="float" office:value="1805.4" calcext:value-type="float">
            <text:p>1805,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premia.$A$1:premia.$B$13];2;0)*[.F130]" office:value-type="float" office:value="336.6" calcext:value-type="float">
            <text:p>336,6</text:p>
          </table:table-cell>
          <table:table-cell table:formula="of:=[.F130]+[.H130]" office:value-type="float" office:value="2206.6" calcext:value-type="float">
            <text:p>2206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premia.$A$1:premia.$B$13];2;0)*[.F131]" office:value-type="float" office:value="104.8" calcext:value-type="float">
            <text:p>104,8</text:p>
          </table:table-cell>
          <table:table-cell table:formula="of:=[.F131]+[.H131]" office:value-type="float" office:value="1414.8" calcext:value-type="float">
            <text:p>1414,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premia.$A$1:premia.$B$13];2;0)*[.F132]" office:value-type="float" office:value="329.4" calcext:value-type="float">
            <text:p>329,4</text:p>
          </table:table-cell>
          <table:table-cell table:formula="of:=[.F132]+[.H132]" office:value-type="float" office:value="2159.4" calcext:value-type="float">
            <text:p>2159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premia.$A$1:premia.$B$13];2;0)*[.F133]" office:value-type="float" office:value="78.6" calcext:value-type="float">
            <text:p>78,6</text:p>
          </table:table-cell>
          <table:table-cell table:formula="of:=[.F133]+[.H133]" office:value-type="float" office:value="1388.6" calcext:value-type="float">
            <text:p>1388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premia.$A$1:premia.$B$13];2;0)*[.F134]" office:value-type="float" office:value="88.8" calcext:value-type="float">
            <text:p>88,8</text:p>
          </table:table-cell>
          <table:table-cell table:formula="of:=[.F134]+[.H134]" office:value-type="float" office:value="1568.8" calcext:value-type="float">
            <text:p>1568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premia.$A$1:premia.$B$13];2;0)*[.F135]" office:value-type="float" office:value="81.9" calcext:value-type="float">
            <text:p>81,9</text:p>
          </table:table-cell>
          <table:table-cell table:formula="of:=[.F135]+[.H135]" office:value-type="float" office:value="1251.9" calcext:value-type="float">
            <text:p>1251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premia.$A$1:premia.$B$13];2;0)*[.F136]" office:value-type="float" office:value="206.4" calcext:value-type="float">
            <text:p>206,4</text:p>
          </table:table-cell>
          <table:table-cell table:formula="of:=[.F136]+[.H136]" office:value-type="float" office:value="1926.4" calcext:value-type="float">
            <text:p>1926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premia.$A$1:premia.$B$13];2;0)*[.F137]" office:value-type="float" office:value="76.2" calcext:value-type="float">
            <text:p>76,2</text:p>
          </table:table-cell>
          <table:table-cell table:formula="of:=[.F137]+[.H137]" office:value-type="float" office:value="1346.2" calcext:value-type="float">
            <text:p>1346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premia.$A$1:premia.$B$13];2;0)*[.F138]" office:value-type="float" office:value="109" calcext:value-type="float">
            <text:p>109</text:p>
          </table:table-cell>
          <table:table-cell table:formula="of:=[.F138]+[.H138]" office:value-type="float" office:value="1199" calcext:value-type="float">
            <text:p>1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premia.$A$1:premia.$B$13];2;0)*[.F139]" office:value-type="float" office:value="85.8" calcext:value-type="float">
            <text:p>85,8</text:p>
          </table:table-cell>
          <table:table-cell table:formula="of:=[.F139]+[.H139]" office:value-type="float" office:value="1515.8" calcext:value-type="float">
            <text:p>1515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premia.$A$1:premia.$B$13];2;0)*[.F140]" office:value-type="float" office:value="71.4" calcext:value-type="float">
            <text:p>71,4</text:p>
          </table:table-cell>
          <table:table-cell table:formula="of:=[.F140]+[.H140]" office:value-type="float" office:value="1261.4" calcext:value-type="float">
            <text:p>1261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premia.$A$1:premia.$B$13];2;0)*[.F141]" office:value-type="float" office:value="156.6" calcext:value-type="float">
            <text:p>156,6</text:p>
          </table:table-cell>
          <table:table-cell table:formula="of:=[.F141]+[.H141]" office:value-type="float" office:value="1896.6" calcext:value-type="float">
            <text:p>1896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premia.$A$1:premia.$B$13];2;0)*[.F142]" office:value-type="float" office:value="154.7" calcext:value-type="float">
            <text:p>154,7</text:p>
          </table:table-cell>
          <table:table-cell table:formula="of:=[.F142]+[.H142]" office:value-type="float" office:value="1344.7" calcext:value-type="float">
            <text:p>1344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premia.$A$1:premia.$B$13];2;0)*[.F143]" office:value-type="float" office:value="189.8" calcext:value-type="float">
            <text:p>189,8</text:p>
          </table:table-cell>
          <table:table-cell table:formula="of:=[.F143]+[.H143]" office:value-type="float" office:value="1649.8" calcext:value-type="float">
            <text:p>1649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premia.$A$1:premia.$B$13];2;0)*[.F144]" office:value-type="float" office:value="167.4" calcext:value-type="float">
            <text:p>167,4</text:p>
          </table:table-cell>
          <table:table-cell table:formula="of:=[.F144]+[.H144]" office:value-type="float" office:value="2027.4" calcext:value-type="float">
            <text:p>2027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premia.$A$1:premia.$B$13];2;0)*[.F145]" office:value-type="float" office:value="201.6" calcext:value-type="float">
            <text:p>201,6</text:p>
          </table:table-cell>
          <table:table-cell table:formula="of:=[.F145]+[.H145]" office:value-type="float" office:value="1881.6" calcext:value-type="float">
            <text:p>1881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premia.$A$1:premia.$B$13];2;0)*[.F146]" office:value-type="float" office:value="72.6" calcext:value-type="float">
            <text:p>72,6</text:p>
          </table:table-cell>
          <table:table-cell table:formula="of:=[.F146]+[.H146]" office:value-type="float" office:value="1282.6" calcext:value-type="float">
            <text:p>1282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premia.$A$1:premia.$B$13];2;0)*[.F147]" office:value-type="float" office:value="79.8" calcext:value-type="float">
            <text:p>79,8</text:p>
          </table:table-cell>
          <table:table-cell table:formula="of:=[.F147]+[.H147]" office:value-type="float" office:value="1409.8" calcext:value-type="float">
            <text:p>1409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premia.$A$1:premia.$B$13];2;0)*[.F148]" office:value-type="float" office:value="137.8" calcext:value-type="float">
            <text:p>137,8</text:p>
          </table:table-cell>
          <table:table-cell table:formula="of:=[.F148]+[.H148]" office:value-type="float" office:value="1197.8" calcext:value-type="float">
            <text:p>1197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premia.$A$1:premia.$B$13];2;0)*[.F149]" office:value-type="float" office:value="145.8" calcext:value-type="float">
            <text:p>145,8</text:p>
          </table:table-cell>
          <table:table-cell table:formula="of:=[.F149]+[.H149]" office:value-type="float" office:value="1765.8" calcext:value-type="float">
            <text:p>1765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premia.$A$1:premia.$B$13];2;0)*[.F150]" office:value-type="float" office:value="166.4" calcext:value-type="float">
            <text:p>166,4</text:p>
          </table:table-cell>
          <table:table-cell table:formula="of:=[.F150]+[.H150]" office:value-type="float" office:value="1446.4" calcext:value-type="float">
            <text:p>1446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premia.$A$1:premia.$B$13];2;0)*[.F151]" office:value-type="float" office:value="55" calcext:value-type="float">
            <text:p>55</text:p>
          </table:table-cell>
          <table:table-cell table:formula="of:=[.F151]+[.H151]" office:value-type="float" office:value="1155" calcext:value-type="float">
            <text:p>1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premia.$A$1:premia.$B$13];2;0)*[.F152]" office:value-type="float" office:value="131" calcext:value-type="float">
            <text:p>131</text:p>
          </table:table-cell>
          <table:table-cell table:formula="of:=[.F152]+[.H152]" office:value-type="float" office:value="1441" calcext:value-type="float">
            <text:p>1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premia.$A$1:premia.$B$13];2;0)*[.F153]" office:value-type="float" office:value="163.8" calcext:value-type="float">
            <text:p>163,8</text:p>
          </table:table-cell>
          <table:table-cell table:formula="of:=[.F153]+[.H153]" office:value-type="float" office:value="1423.8" calcext:value-type="float">
            <text:p>1423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premia.$A$1:premia.$B$13];2;0)*[.F154]" office:value-type="float" office:value="204" calcext:value-type="float">
            <text:p>204</text:p>
          </table:table-cell>
          <table:table-cell table:formula="of:=[.F154]+[.H154]" office:value-type="float" office:value="1904" calcext:value-type="float">
            <text:p>1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premia.$A$1:premia.$B$13];2;0)*[.F155]" office:value-type="float" office:value="81.2" calcext:value-type="float">
            <text:p>81,2</text:p>
          </table:table-cell>
          <table:table-cell table:formula="of:=[.F155]+[.H155]" office:value-type="float" office:value="1241.2" calcext:value-type="float">
            <text:p>124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premia.$A$1:premia.$B$13];2;0)*[.F156]" office:value-type="float" office:value="123" calcext:value-type="float">
            <text:p>123</text:p>
          </table:table-cell>
          <table:table-cell table:formula="of:=[.F156]+[.H156]" office:value-type="float" office:value="1353" calcext:value-type="float">
            <text:p>13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premia.$A$1:premia.$B$13];2;0)*[.F157]" office:value-type="float" office:value="143" calcext:value-type="float">
            <text:p>143</text:p>
          </table:table-cell>
          <table:table-cell table:formula="of:=[.F157]+[.H157]" office:value-type="float" office:value="1243" calcext:value-type="float">
            <text:p>1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premia.$A$1:premia.$B$13];2;0)*[.F158]" office:value-type="float" office:value="78" calcext:value-type="float">
            <text:p>78</text:p>
          </table:table-cell>
          <table:table-cell table:formula="of:=[.F158]+[.H158]" office:value-type="float" office:value="1378" calcext:value-type="float">
            <text:p>1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premia.$A$1:premia.$B$13];2;0)*[.F159]" office:value-type="float" office:value="191.1" calcext:value-type="float">
            <text:p>191,1</text:p>
          </table:table-cell>
          <table:table-cell table:formula="of:=[.F159]+[.H159]" office:value-type="float" office:value="1661.1" calcext:value-type="float">
            <text:p>166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premia.$A$1:premia.$B$13];2;0)*[.F160]" office:value-type="float" office:value="123.2" calcext:value-type="float">
            <text:p>123,2</text:p>
          </table:table-cell>
          <table:table-cell table:formula="of:=[.F160]+[.H160]" office:value-type="float" office:value="1663.2" calcext:value-type="float">
            <text:p>1663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premia.$A$1:premia.$B$13];2;0)*[.F161]" office:value-type="float" office:value="180.9" calcext:value-type="float">
            <text:p>180,9</text:p>
          </table:table-cell>
          <table:table-cell table:formula="of:=[.F161]+[.H161]" office:value-type="float" office:value="2190.9" calcext:value-type="float">
            <text:p>2190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premia.$A$1:premia.$B$13];2;0)*[.F162]" office:value-type="float" office:value="123.2" calcext:value-type="float">
            <text:p>123,2</text:p>
          </table:table-cell>
          <table:table-cell table:formula="of:=[.F162]+[.H162]" office:value-type="float" office:value="1663.2" calcext:value-type="float">
            <text:p>1663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premia.$A$1:premia.$B$13];2;0)*[.F163]" office:value-type="float" office:value="398" calcext:value-type="float">
            <text:p>398</text:p>
          </table:table-cell>
          <table:table-cell table:formula="of:=[.F163]+[.H163]" office:value-type="float" office:value="2388" calcext:value-type="float">
            <text:p>2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premia.$A$1:premia.$B$13];2;0)*[.F164]" office:value-type="float" office:value="72" calcext:value-type="float">
            <text:p>72</text:p>
          </table:table-cell>
          <table:table-cell table:formula="of:=[.F164]+[.H164]" office:value-type="float" office:value="1272" calcext:value-type="float">
            <text:p>1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premia.$A$1:premia.$B$13];2;0)*[.F165]" office:value-type="float" office:value="174.2" calcext:value-type="float">
            <text:p>174,2</text:p>
          </table:table-cell>
          <table:table-cell table:formula="of:=[.F165]+[.H165]" office:value-type="float" office:value="1514.2" calcext:value-type="float">
            <text:p>1514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premia.$A$1:premia.$B$13];2;0)*[.F166]" office:value-type="float" office:value="657.8" calcext:value-type="float">
            <text:p>657,8</text:p>
          </table:table-cell>
          <table:table-cell table:formula="of:=[.F166]+[.H166]" office:value-type="float" office:value="3647.8" calcext:value-type="float">
            <text:p>3647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premia.$A$1:premia.$B$13];2;0)*[.F167]" office:value-type="float" office:value="180" calcext:value-type="float">
            <text:p>180</text:p>
          </table:table-cell>
          <table:table-cell table:formula="of:=[.F167]+[.H167]" office:value-type="float" office:value="2180" calcext:value-type="float">
            <text:p>2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premia.$A$1:premia.$B$13];2;0)*[.F168]" office:value-type="float" office:value="144.9" calcext:value-type="float">
            <text:p>144,9</text:p>
          </table:table-cell>
          <table:table-cell table:formula="of:=[.F168]+[.H168]" office:value-type="float" office:value="1754.9" calcext:value-type="float">
            <text:p>1754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premia.$A$1:premia.$B$13];2;0)*[.F169]" office:value-type="float" office:value="120" calcext:value-type="float">
            <text:p>120</text:p>
          </table:table-cell>
          <table:table-cell table:formula="of:=[.F169]+[.H169]" office:value-type="float" office:value="1320" calcext:value-type="float">
            <text:p>1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premia.$A$1:premia.$B$13];2;0)*[.F170]" office:value-type="float" office:value="85.4" calcext:value-type="float">
            <text:p>85,4</text:p>
          </table:table-cell>
          <table:table-cell table:formula="of:=[.F170]+[.H170]" office:value-type="float" office:value="1305.4" calcext:value-type="float">
            <text:p>1305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premia.$A$1:premia.$B$13];2;0)*[.F171]" office:value-type="float" office:value="144.3" calcext:value-type="float">
            <text:p>144,3</text:p>
          </table:table-cell>
          <table:table-cell table:formula="of:=[.F171]+[.H171]" office:value-type="float" office:value="1254.3" calcext:value-type="float">
            <text:p>1254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premia.$A$1:premia.$B$13];2;0)*[.F172]" office:value-type="float" office:value="98.7" calcext:value-type="float">
            <text:p>98,7</text:p>
          </table:table-cell>
          <table:table-cell table:formula="of:=[.F172]+[.H172]" office:value-type="float" office:value="1508.7" calcext:value-type="float">
            <text:p>1508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premia.$A$1:premia.$B$13];2;0)*[.F173]" office:value-type="float" office:value="110" calcext:value-type="float">
            <text:p>110</text:p>
          </table:table-cell>
          <table:table-cell table:formula="of:=[.F173]+[.H173]" office:value-type="float" office:value="1210" calcext:value-type="float">
            <text:p>12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premia.$A$1:premia.$B$13];2;0)*[.F174]" office:value-type="float" office:value="61.2" calcext:value-type="float">
            <text:p>61,2</text:p>
          </table:table-cell>
          <table:table-cell table:formula="of:=[.F174]+[.H174]" office:value-type="float" office:value="1081.2" calcext:value-type="float">
            <text:p>108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premia.$A$1:premia.$B$13];2;0)*[.F175]" office:value-type="float" office:value="386" calcext:value-type="float">
            <text:p>386</text:p>
          </table:table-cell>
          <table:table-cell table:formula="of:=[.F175]+[.H175]" office:value-type="float" office:value="2316" calcext:value-type="float">
            <text:p>23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premia.$A$1:premia.$B$13];2;0)*[.F176]" office:value-type="float" office:value="102" calcext:value-type="float">
            <text:p>102</text:p>
          </table:table-cell>
          <table:table-cell table:formula="of:=[.F176]+[.H176]" office:value-type="float" office:value="1122" calcext:value-type="float">
            <text:p>1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premia.$A$1:premia.$B$13];2;0)*[.F177]" office:value-type="float" office:value="311.4" calcext:value-type="float">
            <text:p>311,4</text:p>
          </table:table-cell>
          <table:table-cell table:formula="of:=[.F177]+[.H177]" office:value-type="float" office:value="2041.4" calcext:value-type="float">
            <text:p>2041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premia.$A$1:premia.$B$13];2;0)*[.F178]" office:value-type="float" office:value="288" calcext:value-type="float">
            <text:p>288</text:p>
          </table:table-cell>
          <table:table-cell table:formula="of:=[.F178]+[.H178]" office:value-type="float" office:value="1888" calcext:value-type="float">
            <text:p>1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premia.$A$1:premia.$B$13];2;0)*[.F179]" office:value-type="float" office:value="131.3" calcext:value-type="float">
            <text:p>131,3</text:p>
          </table:table-cell>
          <table:table-cell table:formula="of:=[.F179]+[.H179]" office:value-type="float" office:value="1141.3" calcext:value-type="float">
            <text:p>1141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premia.$A$1:premia.$B$13];2;0)*[.F180]" office:value-type="float" office:value="172.9" calcext:value-type="float">
            <text:p>172,9</text:p>
          </table:table-cell>
          <table:table-cell table:formula="of:=[.F180]+[.H180]" office:value-type="float" office:value="1502.9" calcext:value-type="float">
            <text:p>1502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premia.$A$1:premia.$B$13];2;0)*[.F181]" office:value-type="float" office:value="75" calcext:value-type="float">
            <text:p>75</text:p>
          </table:table-cell>
          <table:table-cell table:formula="of:=[.F181]+[.H181]" office:value-type="float" office:value="1325" calcext:value-type="float">
            <text:p>1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premia.$A$1:premia.$B$13];2;0)*[.F182]" office:value-type="float" office:value="158.6" calcext:value-type="float">
            <text:p>158,6</text:p>
          </table:table-cell>
          <table:table-cell table:formula="of:=[.F182]+[.H182]" office:value-type="float" office:value="1378.6" calcext:value-type="float">
            <text:p>1378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premia.$A$1:premia.$B$13];2;0)*[.F183]" office:value-type="float" office:value="550" calcext:value-type="float">
            <text:p>550</text:p>
          </table:table-cell>
          <table:table-cell table:formula="of:=[.F183]+[.H183]" office:value-type="float" office:value="3050" calcext:value-type="float">
            <text:p>3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premia.$A$1:premia.$B$13];2;0)*[.F184]" office:value-type="float" office:value="131.3" calcext:value-type="float">
            <text:p>131,3</text:p>
          </table:table-cell>
          <table:table-cell table:formula="of:=[.F184]+[.H184]" office:value-type="float" office:value="1141.3" calcext:value-type="float">
            <text:p>1141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premia.$A$1:premia.$B$13];2;0)*[.F185]" office:value-type="float" office:value="234" calcext:value-type="float">
            <text:p>234</text:p>
          </table:table-cell>
          <table:table-cell table:formula="of:=[.F185]+[.H185]" office:value-type="float" office:value="1534" calcext:value-type="float">
            <text:p>15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premia.$A$1:premia.$B$13];2;0)*[.F186]" office:value-type="float" office:value="85.8" calcext:value-type="float">
            <text:p>85,8</text:p>
          </table:table-cell>
          <table:table-cell table:formula="of:=[.F186]+[.H186]" office:value-type="float" office:value="1515.8" calcext:value-type="float">
            <text:p>1515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premia.$A$1:premia.$B$13];2;0)*[.F187]" office:value-type="float" office:value="149.5" calcext:value-type="float">
            <text:p>149,5</text:p>
          </table:table-cell>
          <table:table-cell table:formula="of:=[.F187]+[.H187]" office:value-type="float" office:value="1299.5" calcext:value-type="float">
            <text:p>1299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premia.$A$1:premia.$B$13];2;0)*[.F188]" office:value-type="float" office:value="61.2" calcext:value-type="float">
            <text:p>61,2</text:p>
          </table:table-cell>
          <table:table-cell table:formula="of:=[.F188]+[.H188]" office:value-type="float" office:value="1081.2" calcext:value-type="float">
            <text:p>108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premia.$A$1:premia.$B$13];2;0)*[.F189]" office:value-type="float" office:value="166.4" calcext:value-type="float">
            <text:p>166,4</text:p>
          </table:table-cell>
          <table:table-cell table:formula="of:=[.F189]+[.H189]" office:value-type="float" office:value="1446.4" calcext:value-type="float">
            <text:p>1446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premia.$A$1:premia.$B$13];2;0)*[.F190]" office:value-type="float" office:value="62.5" calcext:value-type="float">
            <text:p>62,5</text:p>
          </table:table-cell>
          <table:table-cell table:formula="of:=[.F190]+[.H190]" office:value-type="float" office:value="1312.5" calcext:value-type="float">
            <text:p>1312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premia.$A$1:premia.$B$13];2;0)*[.F191]" office:value-type="float" office:value="75.5" calcext:value-type="float">
            <text:p>75,5</text:p>
          </table:table-cell>
          <table:table-cell table:formula="of:=[.F191]+[.H191]" office:value-type="float" office:value="1585.5" calcext:value-type="float">
            <text:p>1585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premia.$A$1:premia.$B$13];2;0)*[.F192]" office:value-type="float" office:value="193.7" calcext:value-type="float">
            <text:p>193,7</text:p>
          </table:table-cell>
          <table:table-cell table:formula="of:=[.F192]+[.H192]" office:value-type="float" office:value="1683.7" calcext:value-type="float">
            <text:p>1683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premia.$A$1:premia.$B$13];2;0)*[.F193]" office:value-type="float" office:value="87.6" calcext:value-type="float">
            <text:p>87,6</text:p>
          </table:table-cell>
          <table:table-cell table:formula="of:=[.F193]+[.H193]" office:value-type="float" office:value="1547.6" calcext:value-type="float">
            <text:p>1547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premia.$A$1:premia.$B$13];2;0)*[.F194]" office:value-type="float" office:value="62.4" calcext:value-type="float">
            <text:p>62,4</text:p>
          </table:table-cell>
          <table:table-cell table:formula="of:=[.F194]+[.H194]" office:value-type="float" office:value="1102.4" calcext:value-type="float">
            <text:p>1102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premia.$A$1:premia.$B$13];2;0)*[.F195]" office:value-type="float" office:value="159.9" calcext:value-type="float">
            <text:p>159,9</text:p>
          </table:table-cell>
          <table:table-cell table:formula="of:=[.F195]+[.H195]" office:value-type="float" office:value="1389.9" calcext:value-type="float">
            <text:p>1389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premia.$A$1:premia.$B$13];2;0)*[.F196]" office:value-type="float" office:value="131.3" calcext:value-type="float">
            <text:p>131,3</text:p>
          </table:table-cell>
          <table:table-cell table:formula="of:=[.F196]+[.H196]" office:value-type="float" office:value="1141.3" calcext:value-type="float">
            <text:p>1141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premia.$A$1:premia.$B$13];2;0)*[.F197]" office:value-type="float" office:value="154.7" calcext:value-type="float">
            <text:p>154,7</text:p>
          </table:table-cell>
          <table:table-cell table:formula="of:=[.F197]+[.H197]" office:value-type="float" office:value="1344.7" calcext:value-type="float">
            <text:p>1344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premia.$A$1:premia.$B$13];2;0)*[.F198]" office:value-type="float" office:value="149.5" calcext:value-type="float">
            <text:p>149,5</text:p>
          </table:table-cell>
          <table:table-cell table:formula="of:=[.F198]+[.H198]" office:value-type="float" office:value="1299.5" calcext:value-type="float">
            <text:p>1299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premia.$A$1:premia.$B$13];2;0)*[.F199]" office:value-type="float" office:value="64.5" calcext:value-type="float">
            <text:p>64,5</text:p>
          </table:table-cell>
          <table:table-cell table:formula="of:=[.F199]+[.H199]" office:value-type="float" office:value="1354.5" calcext:value-type="float">
            <text:p>1354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premia.$A$1:premia.$B$13];2;0)*[.F200]" office:value-type="float" office:value="75.5" calcext:value-type="float">
            <text:p>75,5</text:p>
          </table:table-cell>
          <table:table-cell table:formula="of:=[.F200]+[.H200]" office:value-type="float" office:value="1585.5" calcext:value-type="float">
            <text:p>1585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premia.$A$1:premia.$B$13];2;0)*[.F201]" office:value-type="float" office:value="153.4" calcext:value-type="float">
            <text:p>153,4</text:p>
          </table:table-cell>
          <table:table-cell table:formula="of:=[.F201]+[.H201]" office:value-type="float" office:value="1333.4" calcext:value-type="float">
            <text:p>1333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premia.$A$1:premia.$B$13];2;0)*[.F202]" office:value-type="float" office:value="57.5" calcext:value-type="float">
            <text:p>57,5</text:p>
          </table:table-cell>
          <table:table-cell table:formula="of:=[.F202]+[.H202]" office:value-type="float" office:value="1207.5" calcext:value-type="float">
            <text:p>1207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premia.$A$1:premia.$B$13];2;0)*[.F203]" office:value-type="float" office:value="113" calcext:value-type="float">
            <text:p>113</text:p>
          </table:table-cell>
          <table:table-cell table:formula="of:=[.F203]+[.H203]" office:value-type="float" office:value="1243" calcext:value-type="float">
            <text:p>1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premia.$A$1:premia.$B$13];2;0)*[.F204]" office:value-type="float" office:value="66.5" calcext:value-type="float">
            <text:p>66,5</text:p>
          </table:table-cell>
          <table:table-cell table:formula="of:=[.F204]+[.H204]" office:value-type="float" office:value="1396.5" calcext:value-type="float">
            <text:p>1396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premia.$A$1:premia.$B$13];2;0)*[.F205]" office:value-type="float" office:value="78" calcext:value-type="float">
            <text:p>78</text:p>
          </table:table-cell>
          <table:table-cell table:formula="of:=[.F205]+[.H205]" office:value-type="float" office:value="1638" calcext:value-type="float">
            <text:p>1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premia.$A$1:premia.$B$13];2;0)*[.F206]" office:value-type="float" office:value="72" calcext:value-type="float">
            <text:p>72</text:p>
          </table:table-cell>
          <table:table-cell table:formula="of:=[.F206]+[.H206]" office:value-type="float" office:value="1272" calcext:value-type="float">
            <text:p>1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premia.$A$1:premia.$B$13];2;0)*[.F207]" office:value-type="float" office:value="141" calcext:value-type="float">
            <text:p>141</text:p>
          </table:table-cell>
          <table:table-cell table:formula="of:=[.F207]+[.H207]" office:value-type="float" office:value="1551" calcext:value-type="float">
            <text:p>1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premia.$A$1:premia.$B$13];2;0)*[.F208]" office:value-type="float" office:value="76.5" calcext:value-type="float">
            <text:p>76,5</text:p>
          </table:table-cell>
          <table:table-cell table:formula="of:=[.F208]+[.H208]" office:value-type="float" office:value="1606.5" calcext:value-type="float">
            <text:p>1606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premia.$A$1:premia.$B$13];2;0)*[.F209]" office:value-type="float" office:value="252" calcext:value-type="float">
            <text:p>252</text:p>
          </table:table-cell>
          <table:table-cell table:formula="of:=[.F209]+[.H209]" office:value-type="float" office:value="1652" calcext:value-type="float">
            <text:p>1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premia.$A$1:premia.$B$13];2;0)*[.F210]" office:value-type="float" office:value="61.5" calcext:value-type="float">
            <text:p>61,5</text:p>
          </table:table-cell>
          <table:table-cell table:formula="of:=[.F210]+[.H210]" office:value-type="float" office:value="1291.5" calcext:value-type="float">
            <text:p>1291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premia.$A$1:premia.$B$13];2;0)*[.F211]" office:value-type="float" office:value="73.5" calcext:value-type="float">
            <text:p>73,5</text:p>
          </table:table-cell>
          <table:table-cell table:formula="of:=[.F211]+[.H211]" office:value-type="float" office:value="1543.5" calcext:value-type="float">
            <text:p>1543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premia.$A$1:premia.$B$13];2;0)*[.F212]" office:value-type="float" office:value="61" calcext:value-type="float">
            <text:p>61</text:p>
          </table:table-cell>
          <table:table-cell table:formula="of:=[.F212]+[.H212]" office:value-type="float" office:value="1281" calcext:value-type="float">
            <text:p>1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premia.$A$1:premia.$B$13];2;0)*[.F213]" office:value-type="float" office:value="74.5" calcext:value-type="float">
            <text:p>74,5</text:p>
          </table:table-cell>
          <table:table-cell table:formula="of:=[.F213]+[.H213]" office:value-type="float" office:value="1564.5" calcext:value-type="float">
            <text:p>1564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premia.$A$1:premia.$B$13];2;0)*[.F214]" office:value-type="float" office:value="149.5" calcext:value-type="float">
            <text:p>149,5</text:p>
          </table:table-cell>
          <table:table-cell table:formula="of:=[.F214]+[.H214]" office:value-type="float" office:value="1299.5" calcext:value-type="float">
            <text:p>1299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premia.$A$1:premia.$B$13];2;0)*[.F215]" office:value-type="float" office:value="376" calcext:value-type="float">
            <text:p>376</text:p>
          </table:table-cell>
          <table:table-cell table:formula="of:=[.F215]+[.H215]" office:value-type="float" office:value="2256" calcext:value-type="float">
            <text:p>2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premia.$A$1:premia.$B$13];2;0)*[.F216]" office:value-type="float" office:value="67.5" calcext:value-type="float">
            <text:p>67,5</text:p>
          </table:table-cell>
          <table:table-cell table:formula="of:=[.F216]+[.H216]" office:value-type="float" office:value="1417.5" calcext:value-type="float">
            <text:p>1417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premia.$A$1:premia.$B$13];2;0)*[.F217]" office:value-type="float" office:value="63" calcext:value-type="float">
            <text:p>63</text:p>
          </table:table-cell>
          <table:table-cell table:formula="of:=[.F217]+[.H217]" office:value-type="float" office:value="1323" calcext:value-type="float">
            <text:p>13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premia.$A$1:premia.$B$13];2;0)*[.F218]" office:value-type="float" office:value="65.5" calcext:value-type="float">
            <text:p>65,5</text:p>
          </table:table-cell>
          <table:table-cell table:formula="of:=[.F218]+[.H218]" office:value-type="float" office:value="1375.5" calcext:value-type="float">
            <text:p>1375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premia.$A$1:premia.$B$13];2;0)*[.F219]" office:value-type="float" office:value="76" calcext:value-type="float">
            <text:p>76</text:p>
          </table:table-cell>
          <table:table-cell table:formula="of:=[.F219]+[.H219]" office:value-type="float" office:value="1596" calcext:value-type="float">
            <text:p>1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premia.$A$1:premia.$B$13];2;0)*[.F220]" office:value-type="float" office:value="280.8" calcext:value-type="float">
            <text:p>280,8</text:p>
          </table:table-cell>
          <table:table-cell table:formula="of:=[.F220]+[.H220]" office:value-type="float" office:value="1840.8" calcext:value-type="float">
            <text:p>1840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premia.$A$1:premia.$B$13];2;0)*[.F221]" office:value-type="float" office:value="132" calcext:value-type="float">
            <text:p>132</text:p>
          </table:table-cell>
          <table:table-cell table:formula="of:=[.F221]+[.H221]" office:value-type="float" office:value="1452" calcext:value-type="float">
            <text:p>1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premia.$A$1:premia.$B$13];2;0)*[.F222]" office:value-type="float" office:value="320.4" calcext:value-type="float">
            <text:p>320,4</text:p>
          </table:table-cell>
          <table:table-cell table:formula="of:=[.F222]+[.H222]" office:value-type="float" office:value="2100.4" calcext:value-type="float">
            <text:p>210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premia.$A$1:premia.$B$13];2;0)*[.F223]" office:value-type="float" office:value="133.9" calcext:value-type="float">
            <text:p>133,9</text:p>
          </table:table-cell>
          <table:table-cell table:formula="of:=[.F223]+[.H223]" office:value-type="float" office:value="1163.9" calcext:value-type="float">
            <text:p>1163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premia.$A$1:premia.$B$13];2;0)*[.F224]" office:value-type="float" office:value="60.6" calcext:value-type="float">
            <text:p>60,6</text:p>
          </table:table-cell>
          <table:table-cell table:formula="of:=[.F224]+[.H224]" office:value-type="float" office:value="1070.6" calcext:value-type="float">
            <text:p>1070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premia.$A$1:premia.$B$13];2;0)*[.F225]" office:value-type="float" office:value="246.6" calcext:value-type="float">
            <text:p>246,6</text:p>
          </table:table-cell>
          <table:table-cell table:formula="of:=[.F225]+[.H225]" office:value-type="float" office:value="1616.6" calcext:value-type="float">
            <text:p>1616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premia.$A$1:premia.$B$13];2;0)*[.F226]" office:value-type="float" office:value="154.7" calcext:value-type="float">
            <text:p>154,7</text:p>
          </table:table-cell>
          <table:table-cell table:formula="of:=[.F226]+[.H226]" office:value-type="float" office:value="1344.7" calcext:value-type="float">
            <text:p>1344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premia.$A$1:premia.$B$13];2;0)*[.F227]" office:value-type="float" office:value="64" calcext:value-type="float">
            <text:p>64</text:p>
          </table:table-cell>
          <table:table-cell table:formula="of:=[.F227]+[.H227]" office:value-type="float" office:value="1344" calcext:value-type="float">
            <text:p>1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premia.$A$1:premia.$B$13];2;0)*[.F228]" office:value-type="float" office:value="244.8" calcext:value-type="float">
            <text:p>244,8</text:p>
          </table:table-cell>
          <table:table-cell table:formula="of:=[.F228]+[.H228]" office:value-type="float" office:value="1604.8" calcext:value-type="float">
            <text:p>1604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premia.$A$1:premia.$B$13];2;0)*[.F229]" office:value-type="float" office:value="163.8" calcext:value-type="float">
            <text:p>163,8</text:p>
          </table:table-cell>
          <table:table-cell table:formula="of:=[.F229]+[.H229]" office:value-type="float" office:value="1423.8" calcext:value-type="float">
            <text:p>1423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premia.$A$1:premia.$B$13];2;0)*[.F230]" office:value-type="float" office:value="250.2" calcext:value-type="float">
            <text:p>250,2</text:p>
          </table:table-cell>
          <table:table-cell table:formula="of:=[.F230]+[.H230]" office:value-type="float" office:value="1640.2" calcext:value-type="float">
            <text:p>1640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premia.$A$1:premia.$B$13];2;0)*[.F231]" office:value-type="float" office:value="111.2" calcext:value-type="float">
            <text:p>111,2</text:p>
          </table:table-cell>
          <table:table-cell table:formula="of:=[.F231]+[.H231]" office:value-type="float" office:value="1501.2" calcext:value-type="float">
            <text:p>150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premia.$A$1:premia.$B$13];2;0)*[.F232]" office:value-type="float" office:value="126.4" calcext:value-type="float">
            <text:p>126,4</text:p>
          </table:table-cell>
          <table:table-cell table:formula="of:=[.F232]+[.H232]" office:value-type="float" office:value="1706.4" calcext:value-type="float">
            <text:p>1706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premia.$A$1:premia.$B$13];2;0)*[.F233]" office:value-type="float" office:value="152.1" calcext:value-type="float">
            <text:p>152,1</text:p>
          </table:table-cell>
          <table:table-cell table:formula="of:=[.F233]+[.H233]" office:value-type="float" office:value="1322.1" calcext:value-type="float">
            <text:p>1322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premia.$A$1:premia.$B$13];2;0)*[.F234]" office:value-type="float" office:value="130" calcext:value-type="float">
            <text:p>130</text:p>
          </table:table-cell>
          <table:table-cell table:formula="of:=[.F234]+[.H234]" office:value-type="float" office:value="1130" calcext:value-type="float">
            <text:p>1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premia.$A$1:premia.$B$13];2;0)*[.F235]" office:value-type="float" office:value="434" calcext:value-type="float">
            <text:p>434</text:p>
          </table:table-cell>
          <table:table-cell table:formula="of:=[.F235]+[.H235]" office:value-type="float" office:value="2604" calcext:value-type="float">
            <text:p>26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premia.$A$1:premia.$B$13];2;0)*[.F236]" office:value-type="float" office:value="67.2" calcext:value-type="float">
            <text:p>67,2</text:p>
          </table:table-cell>
          <table:table-cell table:formula="of:=[.F236]+[.H236]" office:value-type="float" office:value="1187.2" calcext:value-type="float">
            <text:p>1187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premia.$A$1:premia.$B$13];2;0)*[.F237]" office:value-type="float" office:value="118.4" calcext:value-type="float">
            <text:p>118,4</text:p>
          </table:table-cell>
          <table:table-cell table:formula="of:=[.F237]+[.H237]" office:value-type="float" office:value="1598.4" calcext:value-type="float">
            <text:p>1598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premia.$A$1:premia.$B$13];2;0)*[.F238]" office:value-type="float" office:value="91.2" calcext:value-type="float">
            <text:p>91,2</text:p>
          </table:table-cell>
          <table:table-cell table:formula="of:=[.F238]+[.H238]" office:value-type="float" office:value="1231.2" calcext:value-type="float">
            <text:p>123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premia.$A$1:premia.$B$13];2;0)*[.F239]" office:value-type="float" office:value="92.8" calcext:value-type="float">
            <text:p>92,8</text:p>
          </table:table-cell>
          <table:table-cell table:formula="of:=[.F239]+[.H239]" office:value-type="float" office:value="1252.8" calcext:value-type="float">
            <text:p>1252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premia.$A$1:premia.$B$13];2;0)*[.F240]" office:value-type="float" office:value="103.2" calcext:value-type="float">
            <text:p>103,2</text:p>
          </table:table-cell>
          <table:table-cell table:formula="of:=[.F240]+[.H240]" office:value-type="float" office:value="1393.2" calcext:value-type="float">
            <text:p>1393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premia.$A$1:premia.$B$13];2;0)*[.F241]" office:value-type="float" office:value="92" calcext:value-type="float">
            <text:p>92</text:p>
          </table:table-cell>
          <table:table-cell table:formula="of:=[.F241]+[.H241]" office:value-type="float" office:value="1242" calcext:value-type="float">
            <text:p>1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premia.$A$1:premia.$B$13];2;0)*[.F242]" office:value-type="float" office:value="68.5" calcext:value-type="float">
            <text:p>68,5</text:p>
          </table:table-cell>
          <table:table-cell table:formula="of:=[.F242]+[.H242]" office:value-type="float" office:value="1438.5" calcext:value-type="float">
            <text:p>1438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premia.$A$1:premia.$B$13];2;0)*[.F243]" office:value-type="float" office:value="91.2" calcext:value-type="float">
            <text:p>91,2</text:p>
          </table:table-cell>
          <table:table-cell table:formula="of:=[.F243]+[.H243]" office:value-type="float" office:value="1231.2" calcext:value-type="float">
            <text:p>123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premia.$A$1:premia.$B$13];2;0)*[.F244]" office:value-type="float" office:value="96" calcext:value-type="float">
            <text:p>96</text:p>
          </table:table-cell>
          <table:table-cell table:formula="of:=[.F244]+[.H244]" office:value-type="float" office:value="1296" calcext:value-type="float">
            <text:p>1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premia.$A$1:premia.$B$13];2;0)*[.F245]" office:value-type="float" office:value="83.4" calcext:value-type="float">
            <text:p>83,4</text:p>
          </table:table-cell>
          <table:table-cell table:formula="of:=[.F245]+[.H245]" office:value-type="float" office:value="1473.4" calcext:value-type="float">
            <text:p>1473,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premia.$A$1:premia.$B$13];2;0)*[.F246]" office:value-type="float" office:value="320.4" calcext:value-type="float">
            <text:p>320,4</text:p>
          </table:table-cell>
          <table:table-cell table:formula="of:=[.F246]+[.H246]" office:value-type="float" office:value="2100.4" calcext:value-type="float">
            <text:p>210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premia.$A$1:premia.$B$13];2;0)*[.F247]" office:value-type="float" office:value="100.8" calcext:value-type="float">
            <text:p>100,8</text:p>
          </table:table-cell>
          <table:table-cell table:formula="of:=[.F247]+[.H247]" office:value-type="float" office:value="1360.8" calcext:value-type="float">
            <text:p>1360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premia.$A$1:premia.$B$13];2;0)*[.F248]" office:value-type="float" office:value="191.1" calcext:value-type="float">
            <text:p>191,1</text:p>
          </table:table-cell>
          <table:table-cell table:formula="of:=[.F248]+[.H248]" office:value-type="float" office:value="1661.1" calcext:value-type="float">
            <text:p>166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premia.$A$1:premia.$B$13];2;0)*[.F249]" office:value-type="float" office:value="129" calcext:value-type="float">
            <text:p>129</text:p>
          </table:table-cell>
          <table:table-cell table:formula="of:=[.F249]+[.H249]" office:value-type="float" office:value="1419" calcext:value-type="float">
            <text:p>14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premia.$A$1:premia.$B$13];2;0)*[.F250]" office:value-type="float" office:value="120" calcext:value-type="float">
            <text:p>120</text:p>
          </table:table-cell>
          <table:table-cell table:formula="of:=[.F250]+[.H250]" office:value-type="float" office:value="1620" calcext:value-type="float">
            <text:p>16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premia.$A$1:premia.$B$13];2;0)*[.F251]" office:value-type="float" office:value="193.7" calcext:value-type="float">
            <text:p>193,7</text:p>
          </table:table-cell>
          <table:table-cell table:formula="of:=[.F251]+[.H251]" office:value-type="float" office:value="1683.7" calcext:value-type="float">
            <text:p>1683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premia.$A$1:premia.$B$13];2;0)*[.F252]" office:value-type="float" office:value="120.8" calcext:value-type="float">
            <text:p>120,8</text:p>
          </table:table-cell>
          <table:table-cell table:formula="of:=[.F252]+[.H252]" office:value-type="float" office:value="1630.8" calcext:value-type="float">
            <text:p>1630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premia.$A$1:premia.$B$13];2;0)*[.F253]" office:value-type="float" office:value="119.2" calcext:value-type="float">
            <text:p>119,2</text:p>
          </table:table-cell>
          <table:table-cell table:formula="of:=[.F253]+[.H253]" office:value-type="float" office:value="1609.2" calcext:value-type="float">
            <text:p>1609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premia.$A$1:premia.$B$13];2;0)*[.F254]" office:value-type="float" office:value="108.8" calcext:value-type="float">
            <text:p>108,8</text:p>
          </table:table-cell>
          <table:table-cell table:formula="of:=[.F254]+[.H254]" office:value-type="float" office:value="1468.8" calcext:value-type="float">
            <text:p>1468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premia.$A$1:premia.$B$13];2;0)*[.F255]" office:value-type="float" office:value="104" calcext:value-type="float">
            <text:p>104</text:p>
          </table:table-cell>
          <table:table-cell table:formula="of:=[.F255]+[.H255]" office:value-type="float" office:value="1404" calcext:value-type="float">
            <text:p>1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premia.$A$1:premia.$B$13];2;0)*[.F256]" office:value-type="float" office:value="102.4" calcext:value-type="float">
            <text:p>102,4</text:p>
          </table:table-cell>
          <table:table-cell table:formula="of:=[.F256]+[.H256]" office:value-type="float" office:value="1382.4" calcext:value-type="float">
            <text:p>1382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premia.$A$1:premia.$B$13];2;0)*[.F257]" office:value-type="float" office:value="104" calcext:value-type="float">
            <text:p>104</text:p>
          </table:table-cell>
          <table:table-cell table:formula="of:=[.F257]+[.H257]" office:value-type="float" office:value="1404" calcext:value-type="float">
            <text:p>1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premia.$A$1:premia.$B$13];2;0)*[.F258]" office:value-type="float" office:value="66" calcext:value-type="float">
            <text:p>66</text:p>
          </table:table-cell>
          <table:table-cell table:formula="of:=[.F258]+[.H258]" office:value-type="float" office:value="1386" calcext:value-type="float">
            <text:p>13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premia.$A$1:premia.$B$13];2;0)*[.F259]" office:value-type="float" office:value="56" calcext:value-type="float">
            <text:p>56</text:p>
          </table:table-cell>
          <table:table-cell table:formula="of:=[.F259]+[.H259]"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premia.$A$1:premia.$B$13];2;0)*[.F260]" office:value-type="float" office:value="132" calcext:value-type="float">
            <text:p>132</text:p>
          </table:table-cell>
          <table:table-cell table:formula="of:=[.F260]+[.H260]" office:value-type="float" office:value="1452" calcext:value-type="float">
            <text:p>1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premia.$A$1:premia.$B$13];2;0)*[.F261]" office:value-type="float" office:value="74" calcext:value-type="float">
            <text:p>74</text:p>
          </table:table-cell>
          <table:table-cell table:formula="of:=[.F261]+[.H261]" office:value-type="float" office:value="1554" calcext:value-type="float">
            <text:p>15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premia.$A$1:premia.$B$13];2;0)*[.F262]" office:value-type="float" office:value="428" calcext:value-type="float">
            <text:p>428</text:p>
          </table:table-cell>
          <table:table-cell table:formula="of:=[.F262]+[.H262]" office:value-type="float" office:value="2568" calcext:value-type="float">
            <text:p>2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premia.$A$1:premia.$B$13];2;0)*[.F263]" office:value-type="float" office:value="76.5" calcext:value-type="float">
            <text:p>76,5</text:p>
          </table:table-cell>
          <table:table-cell table:formula="of:=[.F263]+[.H263]" office:value-type="float" office:value="1606.5" calcext:value-type="float">
            <text:p>1606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premia.$A$1:premia.$B$13];2;0)*[.F264]" office:value-type="float" office:value="121" calcext:value-type="float">
            <text:p>121</text:p>
          </table:table-cell>
          <table:table-cell table:formula="of:=[.F264]+[.H264]" office:value-type="float" office:value="1331" calcext:value-type="float">
            <text:p>13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premia.$A$1:premia.$B$13];2;0)*[.F265]" office:value-type="float" office:value="111" calcext:value-type="float">
            <text:p>111</text:p>
          </table:table-cell>
          <table:table-cell table:formula="of:=[.F265]+[.H265]" office:value-type="float" office:value="1221" calcext:value-type="float">
            <text:p>1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premia.$A$1:premia.$B$13];2;0)*[.F266]" office:value-type="float" office:value="62" calcext:value-type="float">
            <text:p>62</text:p>
          </table:table-cell>
          <table:table-cell table:formula="of:=[.F266]+[.H266]" office:value-type="float" office:value="1302" calcext:value-type="float">
            <text:p>1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premia.$A$1:premia.$B$13];2;0)*[.F267]" office:value-type="float" office:value="59" calcext:value-type="float">
            <text:p>59</text:p>
          </table:table-cell>
          <table:table-cell table:formula="of:=[.F267]+[.H267]" office:value-type="float" office:value="1239" calcext:value-type="float">
            <text:p>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premia.$A$1:premia.$B$13];2;0)*[.F268]" office:value-type="float" office:value="121" calcext:value-type="float">
            <text:p>121</text:p>
          </table:table-cell>
          <table:table-cell table:formula="of:=[.F268]+[.H268]" office:value-type="float" office:value="1331" calcext:value-type="float">
            <text:p>13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premia.$A$1:premia.$B$13];2;0)*[.F269]" office:value-type="float" office:value="134" calcext:value-type="float">
            <text:p>134</text:p>
          </table:table-cell>
          <table:table-cell table:formula="of:=[.F269]+[.H269]" office:value-type="float" office:value="1474" calcext:value-type="float">
            <text:p>1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premia.$A$1:premia.$B$13];2;0)*[.F270]" office:value-type="float" office:value="141" calcext:value-type="float">
            <text:p>141</text:p>
          </table:table-cell>
          <table:table-cell table:formula="of:=[.F270]+[.H270]" office:value-type="float" office:value="1551" calcext:value-type="float">
            <text:p>1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premia.$A$1:premia.$B$13];2;0)*[.F271]" office:value-type="float" office:value="74" calcext:value-type="float">
            <text:p>74</text:p>
          </table:table-cell>
          <table:table-cell table:formula="of:=[.F271]+[.H271]" office:value-type="float" office:value="1554" calcext:value-type="float">
            <text:p>155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premia.$A$1:premia.$B$13];2;0)*[.F272]" office:value-type="float" office:value="311.4" calcext:value-type="float">
            <text:p>311,4</text:p>
          </table:table-cell>
          <table:table-cell table:formula="of:=[.F272]+[.H272]" office:value-type="float" office:value="2041.4" calcext:value-type="float">
            <text:p>2041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premia.$A$1:premia.$B$13];2;0)*[.F273]" office:value-type="float" office:value="124" calcext:value-type="float">
            <text:p>124</text:p>
          </table:table-cell>
          <table:table-cell table:formula="of:=[.F273]+[.H273]" office:value-type="float" office:value="1674" calcext:value-type="float">
            <text:p>1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premia.$A$1:premia.$B$13];2;0)*[.F274]" office:value-type="float" office:value="110.4" calcext:value-type="float">
            <text:p>110,4</text:p>
          </table:table-cell>
          <table:table-cell table:formula="of:=[.F274]+[.H274]" office:value-type="float" office:value="1490.4" calcext:value-type="float">
            <text:p>149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premia.$A$1:premia.$B$13];2;0)*[.F275]" office:value-type="float" office:value="109" calcext:value-type="float">
            <text:p>109</text:p>
          </table:table-cell>
          <table:table-cell table:formula="of:=[.F275]+[.H275]" office:value-type="float" office:value="1199" calcext:value-type="float">
            <text:p>1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premia.$A$1:premia.$B$13];2;0)*[.F276]" office:value-type="float" office:value="55.5" calcext:value-type="float">
            <text:p>55,5</text:p>
          </table:table-cell>
          <table:table-cell table:formula="of:=[.F276]+[.H276]" office:value-type="float" office:value="1165.5" calcext:value-type="float">
            <text:p>1165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premia.$A$1:premia.$B$13];2;0)*[.F277]" office:value-type="float" office:value="72.6" calcext:value-type="float">
            <text:p>72,6</text:p>
          </table:table-cell>
          <table:table-cell table:formula="of:=[.F277]+[.H277]" office:value-type="float" office:value="1282.6" calcext:value-type="float">
            <text:p>1282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premia.$A$1:premia.$B$13];2;0)*[.F278]" office:value-type="float" office:value="60.5" calcext:value-type="float">
            <text:p>60,5</text:p>
          </table:table-cell>
          <table:table-cell table:formula="of:=[.F278]+[.H278]" office:value-type="float" office:value="1270.5" calcext:value-type="float">
            <text:p>1270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premia.$A$1:premia.$B$13];2;0)*[.F279]" office:value-type="float" office:value="89.6" calcext:value-type="float">
            <text:p>89,6</text:p>
          </table:table-cell>
          <table:table-cell table:formula="of:=[.F279]+[.H279]" office:value-type="float" office:value="1209.6" calcext:value-type="float">
            <text:p>1209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premia.$A$1:premia.$B$13];2;0)*[.F280]" office:value-type="float" office:value="97.6" calcext:value-type="float">
            <text:p>97,6</text:p>
          </table:table-cell>
          <table:table-cell table:formula="of:=[.F280]+[.H280]" office:value-type="float" office:value="1317.6" calcext:value-type="float">
            <text:p>1317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premia.$A$1:premia.$B$13];2;0)*[.F281]" office:value-type="float" office:value="59" calcext:value-type="float">
            <text:p>59</text:p>
          </table:table-cell>
          <table:table-cell table:formula="of:=[.F281]+[.H281]" office:value-type="float" office:value="1239" calcext:value-type="float">
            <text:p>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premia.$A$1:premia.$B$13];2;0)*[.F282]" office:value-type="float" office:value="63" calcext:value-type="float">
            <text:p>63</text:p>
          </table:table-cell>
          <table:table-cell table:formula="of:=[.F282]+[.H282]" office:value-type="float" office:value="1323" calcext:value-type="float">
            <text:p>13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premia.$A$1:premia.$B$13];2;0)*[.F283]" office:value-type="float" office:value="78.5" calcext:value-type="float">
            <text:p>78,5</text:p>
          </table:table-cell>
          <table:table-cell table:formula="of:=[.F283]+[.H283]" office:value-type="float" office:value="1648.5" calcext:value-type="float">
            <text:p>1648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premia.$A$1:premia.$B$13];2;0)*[.F284]" office:value-type="float" office:value="62" calcext:value-type="float">
            <text:p>62</text:p>
          </table:table-cell>
          <table:table-cell table:formula="of:=[.F284]+[.H284]" office:value-type="float" office:value="1302" calcext:value-type="float">
            <text:p>1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premia.$A$1:premia.$B$13];2;0)*[.F285]" office:value-type="float" office:value="79.5" calcext:value-type="float">
            <text:p>79,5</text:p>
          </table:table-cell>
          <table:table-cell table:formula="of:=[.F285]+[.H285]" office:value-type="float" office:value="1669.5" calcext:value-type="float">
            <text:p>1669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premia.$A$1:premia.$B$13];2;0)*[.F286]" office:value-type="float" office:value="77.5" calcext:value-type="float">
            <text:p>77,5</text:p>
          </table:table-cell>
          <table:table-cell table:formula="of:=[.F286]+[.H286]" office:value-type="float" office:value="1627.5" calcext:value-type="float">
            <text:p>1627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premia.$A$1:premia.$B$13];2;0)*[.F287]" office:value-type="float" office:value="62" calcext:value-type="float">
            <text:p>62</text:p>
          </table:table-cell>
          <table:table-cell table:formula="of:=[.F287]+[.H287]" office:value-type="float" office:value="1302" calcext:value-type="float">
            <text:p>1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premia.$A$1:premia.$B$13];2;0)*[.F288]" office:value-type="float" office:value="55" calcext:value-type="float">
            <text:p>55</text:p>
          </table:table-cell>
          <table:table-cell table:formula="of:=[.F288]+[.H288]" office:value-type="float" office:value="1155" calcext:value-type="float">
            <text:p>1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premia.$A$1:premia.$B$13];2;0)*[.F289]" office:value-type="float" office:value="77.5" calcext:value-type="float">
            <text:p>77,5</text:p>
          </table:table-cell>
          <table:table-cell table:formula="of:=[.F289]+[.H289]" office:value-type="float" office:value="1627.5" calcext:value-type="float">
            <text:p>1627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premia.$A$1:premia.$B$13];2;0)*[.F290]" office:value-type="float" office:value="90.4" calcext:value-type="float">
            <text:p>90,4</text:p>
          </table:table-cell>
          <table:table-cell table:formula="of:=[.F290]+[.H290]" office:value-type="float" office:value="1220.4" calcext:value-type="float">
            <text:p>122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premia.$A$1:premia.$B$13];2;0)*[.F291]" office:value-type="float" office:value="56.5" calcext:value-type="float">
            <text:p>56,5</text:p>
          </table:table-cell>
          <table:table-cell table:formula="of:=[.F291]+[.H291]" office:value-type="float" office:value="1186.5" calcext:value-type="float">
            <text:p>1186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premia.$A$1:premia.$B$13];2;0)*[.F292]" office:value-type="float" office:value="121.6" calcext:value-type="float">
            <text:p>121,6</text:p>
          </table:table-cell>
          <table:table-cell table:formula="of:=[.F292]+[.H292]" office:value-type="float" office:value="1641.6" calcext:value-type="float">
            <text:p>1641,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premia.$A$1:premia.$B$13];2;0)*[.F293]" office:value-type="float" office:value="279" calcext:value-type="float">
            <text:p>279</text:p>
          </table:table-cell>
          <table:table-cell table:formula="of:=[.F293]+[.H293]" office:value-type="float" office:value="1829" calcext:value-type="float">
            <text:p>182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premia.$A$1:premia.$B$13];2;0)*[.F294]" office:value-type="float" office:value="295.2" calcext:value-type="float">
            <text:p>295,2</text:p>
          </table:table-cell>
          <table:table-cell table:formula="of:=[.F294]+[.H294]" office:value-type="float" office:value="1935.2" calcext:value-type="float">
            <text:p>1935,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premia.$A$1:premia.$B$13];2;0)*[.F295]" office:value-type="float" office:value="277.2" calcext:value-type="float">
            <text:p>277,2</text:p>
          </table:table-cell>
          <table:table-cell table:formula="of:=[.F295]+[.H295]" office:value-type="float" office:value="1817.2" calcext:value-type="float">
            <text:p>1817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premia.$A$1:premia.$B$13];2;0)*[.F296]" office:value-type="float" office:value="91.2" calcext:value-type="float">
            <text:p>91,2</text:p>
          </table:table-cell>
          <table:table-cell table:formula="of:=[.F296]+[.H296]" office:value-type="float" office:value="1231.2" calcext:value-type="float">
            <text:p>123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premia.$A$1:premia.$B$13];2;0)*[.F297]" office:value-type="float" office:value="88.8" calcext:value-type="float">
            <text:p>88,8</text:p>
          </table:table-cell>
          <table:table-cell table:formula="of:=[.F297]+[.H297]" office:value-type="float" office:value="1198.8" calcext:value-type="float">
            <text:p>1198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premia.$A$1:premia.$B$13];2;0)*[.F298]" office:value-type="float" office:value="93.6" calcext:value-type="float">
            <text:p>93,6</text:p>
          </table:table-cell>
          <table:table-cell table:formula="of:=[.F298]+[.H298]" office:value-type="float" office:value="1263.6" calcext:value-type="float">
            <text:p>1263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premia.$A$1:premia.$B$13];2;0)*[.F299]" office:value-type="float" office:value="123.2" calcext:value-type="float">
            <text:p>123,2</text:p>
          </table:table-cell>
          <table:table-cell table:formula="of:=[.F299]+[.H299]" office:value-type="float" office:value="1663.2" calcext:value-type="float">
            <text:p>1663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premia.$A$1:premia.$B$13];2;0)*[.F300]" office:value-type="float" office:value="105" calcext:value-type="float">
            <text:p>105</text:p>
          </table:table-cell>
          <table:table-cell table:formula="of:=[.F300]+[.H300]" office:value-type="float" office:value="1605" calcext:value-type="float">
            <text:p>1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premia.$A$1:premia.$B$13];2;0)*[.F301]" office:value-type="float" office:value="108.8" calcext:value-type="float">
            <text:p>108,8</text:p>
          </table:table-cell>
          <table:table-cell table:formula="of:=[.F301]+[.H301]" office:value-type="float" office:value="1468.8" calcext:value-type="float">
            <text:p>1468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premia.$A$1:premia.$B$13];2;0)*[.F302]" office:value-type="float" office:value="94.4" calcext:value-type="float">
            <text:p>94,4</text:p>
          </table:table-cell>
          <table:table-cell table:formula="of:=[.F302]+[.H302]" office:value-type="float" office:value="1274.4" calcext:value-type="float">
            <text:p>1274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premia.$A$1:premia.$B$13];2;0)*[.F303]" office:value-type="float" office:value="125.6" calcext:value-type="float">
            <text:p>125,6</text:p>
          </table:table-cell>
          <table:table-cell table:formula="of:=[.F303]+[.H303]" office:value-type="float" office:value="1695.6" calcext:value-type="float">
            <text:p>1695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premia.$A$1:premia.$B$13];2;0)*[.F304]" office:value-type="float" office:value="98.4" calcext:value-type="float">
            <text:p>98,4</text:p>
          </table:table-cell>
          <table:table-cell table:formula="of:=[.F304]+[.H304]" office:value-type="float" office:value="1328.4" calcext:value-type="float">
            <text:p>1328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premia.$A$1:premia.$B$13];2;0)*[.F305]" office:value-type="float" office:value="430" calcext:value-type="float">
            <text:p>430</text:p>
          </table:table-cell>
          <table:table-cell table:formula="of:=[.F305]+[.H305]" office:value-type="float" office:value="2580" calcext:value-type="float">
            <text:p>25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premia.$A$1:premia.$B$13];2;0)*[.F306]" office:value-type="float" office:value="169.2" calcext:value-type="float">
            <text:p>169,2</text:p>
          </table:table-cell>
          <table:table-cell table:formula="of:=[.F306]+[.H306]" office:value-type="float" office:value="2049.2" calcext:value-type="float">
            <text:p>2049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premia.$A$1:premia.$B$13];2;0)*[.F307]" office:value-type="float" office:value="163.8" calcext:value-type="float">
            <text:p>163,8</text:p>
          </table:table-cell>
          <table:table-cell table:formula="of:=[.F307]+[.H307]" office:value-type="float" office:value="1983.8" calcext:value-type="float">
            <text:p>1983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premia.$A$1:premia.$B$13];2;0)*[.F308]" office:value-type="float" office:value="153.9" calcext:value-type="float">
            <text:p>153,9</text:p>
          </table:table-cell>
          <table:table-cell table:formula="of:=[.F308]+[.H308]" office:value-type="float" office:value="1863.9" calcext:value-type="float">
            <text:p>1863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premia.$A$1:premia.$B$13];2;0)*[.F309]" office:value-type="float" office:value="172.8" calcext:value-type="float">
            <text:p>172,8</text:p>
          </table:table-cell>
          <table:table-cell table:formula="of:=[.F309]+[.H309]" office:value-type="float" office:value="2092.8" calcext:value-type="float">
            <text:p>2092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premia.$A$1:premia.$B$13];2;0)*[.F310]" office:value-type="float" office:value="160.2" calcext:value-type="float">
            <text:p>160,2</text:p>
          </table:table-cell>
          <table:table-cell table:formula="of:=[.F310]+[.H310]" office:value-type="float" office:value="1940.2" calcext:value-type="float">
            <text:p>1940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premia.$A$1:premia.$B$13];2;0)*[.F311]" office:value-type="float" office:value="172.8" calcext:value-type="float">
            <text:p>172,8</text:p>
          </table:table-cell>
          <table:table-cell table:formula="of:=[.F311]+[.H311]" office:value-type="float" office:value="2092.8" calcext:value-type="float">
            <text:p>2092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premia.$A$1:premia.$B$13];2;0)*[.F312]" office:value-type="float" office:value="114.4" calcext:value-type="float">
            <text:p>114,4</text:p>
          </table:table-cell>
          <table:table-cell table:formula="of:=[.F312]+[.H312]" office:value-type="float" office:value="1544.4" calcext:value-type="float">
            <text:p>1544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premia.$A$1:premia.$B$13];2;0)*[.F313]" office:value-type="float" office:value="372" calcext:value-type="float">
            <text:p>372</text:p>
          </table:table-cell>
          <table:table-cell table:formula="of:=[.F313]+[.H313]" office:value-type="float" office:value="2232" calcext:value-type="float">
            <text:p>2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premia.$A$1:premia.$B$13];2;0)*[.F314]" office:value-type="float" office:value="95.2" calcext:value-type="float">
            <text:p>95,2</text:p>
          </table:table-cell>
          <table:table-cell table:formula="of:=[.F314]+[.H314]" office:value-type="float" office:value="1285.2" calcext:value-type="float">
            <text:p>1285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premia.$A$1:premia.$B$13];2;0)*[.F315]" office:value-type="float" office:value="61.8" calcext:value-type="float">
            <text:p>61,8</text:p>
          </table:table-cell>
          <table:table-cell table:formula="of:=[.F315]+[.H315]" office:value-type="float" office:value="1091.8" calcext:value-type="float">
            <text:p>1091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premia.$A$1:premia.$B$13];2;0)*[.F316]" office:value-type="float" office:value="188.1" calcext:value-type="float">
            <text:p>188,1</text:p>
          </table:table-cell>
          <table:table-cell table:formula="of:=[.F316]+[.H316]" office:value-type="float" office:value="2278.1" calcext:value-type="float">
            <text:p>2278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premia.$A$1:premia.$B$13];2;0)*[.F317]" office:value-type="float" office:value="78" calcext:value-type="float">
            <text:p>78</text:p>
          </table:table-cell>
          <table:table-cell table:formula="of:=[.F317]+[.H317]" office:value-type="float" office:value="1378" calcext:value-type="float">
            <text:p>1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premia.$A$1:premia.$B$13];2;0)*[.F318]" office:value-type="float" office:value="66.6" calcext:value-type="float">
            <text:p>66,6</text:p>
          </table:table-cell>
          <table:table-cell table:formula="of:=[.F318]+[.H318]" office:value-type="float" office:value="1176.6" calcext:value-type="float">
            <text:p>1176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premia.$A$1:premia.$B$13];2;0)*[.F319]" office:value-type="float" office:value="74.4" calcext:value-type="float">
            <text:p>74,4</text:p>
          </table:table-cell>
          <table:table-cell table:formula="of:=[.F319]+[.H319]" office:value-type="float" office:value="1314.4" calcext:value-type="float">
            <text:p>1314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premia.$A$1:premia.$B$13];2;0)*[.F320]" office:value-type="float" office:value="552.2" calcext:value-type="float">
            <text:p>552,2</text:p>
          </table:table-cell>
          <table:table-cell table:formula="of:=[.F320]+[.H320]" office:value-type="float" office:value="3062.2" calcext:value-type="float">
            <text:p>3062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premia.$A$1:premia.$B$13];2;0)*[.F321]" office:value-type="float" office:value="352" calcext:value-type="float">
            <text:p>352</text:p>
          </table:table-cell>
          <table:table-cell table:formula="of:=[.F321]+[.H321]" office:value-type="float" office:value="2112" calcext:value-type="float">
            <text:p>2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premia.$A$1:premia.$B$13];2;0)*[.F322]" office:value-type="float" office:value="70.2" calcext:value-type="float">
            <text:p>70,2</text:p>
          </table:table-cell>
          <table:table-cell table:formula="of:=[.F322]+[.H322]" office:value-type="float" office:value="1240.2" calcext:value-type="float">
            <text:p>1240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premia.$A$1:premia.$B$13];2;0)*[.F323]" office:value-type="float" office:value="97.6" calcext:value-type="float">
            <text:p>97,6</text:p>
          </table:table-cell>
          <table:table-cell table:formula="of:=[.F323]+[.H323]" office:value-type="float" office:value="1317.6" calcext:value-type="float">
            <text:p>1317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premia.$A$1:premia.$B$13];2;0)*[.F324]" office:value-type="float" office:value="152.1" calcext:value-type="float">
            <text:p>152,1</text:p>
          </table:table-cell>
          <table:table-cell table:formula="of:=[.F324]+[.H324]" office:value-type="float" office:value="1322.1" calcext:value-type="float">
            <text:p>1322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premia.$A$1:premia.$B$13];2;0)*[.F325]" office:value-type="float" office:value="184.6" calcext:value-type="float">
            <text:p>184,6</text:p>
          </table:table-cell>
          <table:table-cell table:formula="of:=[.F325]+[.H325]" office:value-type="float" office:value="1604.6" calcext:value-type="float">
            <text:p>1604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premia.$A$1:premia.$B$13];2;0)*[.F326]" office:value-type="float" office:value="172.8" calcext:value-type="float">
            <text:p>172,8</text:p>
          </table:table-cell>
          <table:table-cell table:formula="of:=[.F326]+[.H326]" office:value-type="float" office:value="2092.8" calcext:value-type="float">
            <text:p>2092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premia.$A$1:premia.$B$13];2;0)*[.F327]" office:value-type="float" office:value="123.2" calcext:value-type="float">
            <text:p>123,2</text:p>
          </table:table-cell>
          <table:table-cell table:formula="of:=[.F327]+[.H327]" office:value-type="float" office:value="1663.2" calcext:value-type="float">
            <text:p>1663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premia.$A$1:premia.$B$13];2;0)*[.F328]" office:value-type="float" office:value="113.6" calcext:value-type="float">
            <text:p>113,6</text:p>
          </table:table-cell>
          <table:table-cell table:formula="of:=[.F328]+[.H328]" office:value-type="float" office:value="1533.6" calcext:value-type="float">
            <text:p>1533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premia.$A$1:premia.$B$13];2;0)*[.F329]" office:value-type="float" office:value="93.6" calcext:value-type="float">
            <text:p>93,6</text:p>
          </table:table-cell>
          <table:table-cell table:formula="of:=[.F329]+[.H329]" office:value-type="float" office:value="1263.6" calcext:value-type="float">
            <text:p>1263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premia.$A$1:premia.$B$13];2;0)*[.F330]" office:value-type="float" office:value="122.4" calcext:value-type="float">
            <text:p>122,4</text:p>
          </table:table-cell>
          <table:table-cell table:formula="of:=[.F330]+[.H330]" office:value-type="float" office:value="1652.4" calcext:value-type="float">
            <text:p>1652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premia.$A$1:premia.$B$13];2;0)*[.F331]" office:value-type="float" office:value="126.4" calcext:value-type="float">
            <text:p>126,4</text:p>
          </table:table-cell>
          <table:table-cell table:formula="of:=[.F331]+[.H331]" office:value-type="float" office:value="1706.4" calcext:value-type="float">
            <text:p>1706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premia.$A$1:premia.$B$13];2;0)*[.F332]" office:value-type="float" office:value="108.8" calcext:value-type="float">
            <text:p>108,8</text:p>
          </table:table-cell>
          <table:table-cell table:formula="of:=[.F332]+[.H332]" office:value-type="float" office:value="1468.8" calcext:value-type="float">
            <text:p>1468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premia.$A$1:premia.$B$13];2;0)*[.F333]" office:value-type="float" office:value="96" calcext:value-type="float">
            <text:p>96</text:p>
          </table:table-cell>
          <table:table-cell table:formula="of:=[.F333]+[.H333]" office:value-type="float" office:value="1296" calcext:value-type="float">
            <text:p>1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premia.$A$1:premia.$B$13];2;0)*[.F334]" office:value-type="float" office:value="86.8" calcext:value-type="float">
            <text:p>86,8</text:p>
          </table:table-cell>
          <table:table-cell table:formula="of:=[.F334]+[.H334]" office:value-type="float" office:value="1326.8" calcext:value-type="float">
            <text:p>1326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premia.$A$1:premia.$B$13];2;0)*[.F335]" office:value-type="float" office:value="132.6" calcext:value-type="float">
            <text:p>132,6</text:p>
          </table:table-cell>
          <table:table-cell table:formula="of:=[.F335]+[.H335]" office:value-type="float" office:value="1152.6" calcext:value-type="float">
            <text:p>1152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premia.$A$1:premia.$B$13];2;0)*[.F336]" office:value-type="float" office:value="101.5" calcext:value-type="float">
            <text:p>101,5</text:p>
          </table:table-cell>
          <table:table-cell table:formula="of:=[.F336]+[.H336]" office:value-type="float" office:value="1551.5" calcext:value-type="float">
            <text:p>1551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premia.$A$1:premia.$B$13];2;0)*[.F337]" office:value-type="float" office:value="84" calcext:value-type="float">
            <text:p>84</text:p>
          </table:table-cell>
          <table:table-cell table:formula="of:=[.F337]+[.H337]" office:value-type="float" office:value="1284" calcext:value-type="float">
            <text:p>1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premia.$A$1:premia.$B$13];2;0)*[.F338]" office:value-type="float" office:value="91.7" calcext:value-type="float">
            <text:p>91,7</text:p>
          </table:table-cell>
          <table:table-cell table:formula="of:=[.F338]+[.H338]" office:value-type="float" office:value="1401.7" calcext:value-type="float">
            <text:p>1401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premia.$A$1:premia.$B$13];2;0)*[.F339]" office:value-type="float" office:value="111.3" calcext:value-type="float">
            <text:p>111,3</text:p>
          </table:table-cell>
          <table:table-cell table:formula="of:=[.F339]+[.H339]" office:value-type="float" office:value="1701.3" calcext:value-type="float">
            <text:p>1701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premia.$A$1:premia.$B$13];2;0)*[.F340]" office:value-type="float" office:value="169.2" calcext:value-type="float">
            <text:p>169,2</text:p>
          </table:table-cell>
          <table:table-cell table:formula="of:=[.F340]+[.H340]" office:value-type="float" office:value="2049.2" calcext:value-type="float">
            <text:p>2049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premia.$A$1:premia.$B$13];2;0)*[.F341]" office:value-type="float" office:value="284.4" calcext:value-type="float">
            <text:p>284,4</text:p>
          </table:table-cell>
          <table:table-cell table:formula="of:=[.F341]+[.H341]" office:value-type="float" office:value="1864.4" calcext:value-type="float">
            <text:p>1864,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premia.$A$1:premia.$B$13];2;0)*[.F342]" office:value-type="float" office:value="331.2" calcext:value-type="float">
            <text:p>331,2</text:p>
          </table:table-cell>
          <table:table-cell table:formula="of:=[.F342]+[.H342]" office:value-type="float" office:value="2171.2" calcext:value-type="float">
            <text:p>217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premia.$A$1:premia.$B$13];2;0)*[.F343]" office:value-type="float" office:value="364" calcext:value-type="float">
            <text:p>364</text:p>
          </table:table-cell>
          <table:table-cell table:formula="of:=[.F343]+[.H343]" office:value-type="float" office:value="2184" calcext:value-type="float">
            <text:p>2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premia.$A$1:premia.$B$13];2;0)*[.F344]" office:value-type="float" office:value="75.6" calcext:value-type="float">
            <text:p>75,6</text:p>
          </table:table-cell>
          <table:table-cell table:formula="of:=[.F344]+[.H344]" office:value-type="float" office:value="1335.6" calcext:value-type="float">
            <text:p>1335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premia.$A$1:premia.$B$13];2;0)*[.F345]" office:value-type="float" office:value="73.2" calcext:value-type="float">
            <text:p>73,2</text:p>
          </table:table-cell>
          <table:table-cell table:formula="of:=[.F345]+[.H345]" office:value-type="float" office:value="1293.2" calcext:value-type="float">
            <text:p>1293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premia.$A$1:premia.$B$13];2;0)*[.F346]" office:value-type="float" office:value="65.4" calcext:value-type="float">
            <text:p>65,4</text:p>
          </table:table-cell>
          <table:table-cell table:formula="of:=[.F346]+[.H346]" office:value-type="float" office:value="1155.4" calcext:value-type="float">
            <text:p>1155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premia.$A$1:premia.$B$13];2;0)*[.F347]" office:value-type="float" office:value="85.8" calcext:value-type="float">
            <text:p>85,8</text:p>
          </table:table-cell>
          <table:table-cell table:formula="of:=[.F347]+[.H347]" office:value-type="float" office:value="1515.8" calcext:value-type="float">
            <text:p>1515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premia.$A$1:premia.$B$13];2;0)*[.F348]" office:value-type="float" office:value="350" calcext:value-type="float">
            <text:p>350</text:p>
          </table:table-cell>
          <table:table-cell table:formula="of:=[.F348]+[.H348]" office:value-type="float" office:value="2100" calcext:value-type="float">
            <text:p>2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premia.$A$1:premia.$B$13];2;0)*[.F349]" office:value-type="float" office:value="67.8" calcext:value-type="float">
            <text:p>67,8</text:p>
          </table:table-cell>
          <table:table-cell table:formula="of:=[.F349]+[.H349]" office:value-type="float" office:value="1197.8" calcext:value-type="float">
            <text:p>1197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premia.$A$1:premia.$B$13];2;0)*[.F350]" office:value-type="float" office:value="64.8" calcext:value-type="float">
            <text:p>64,8</text:p>
          </table:table-cell>
          <table:table-cell table:formula="of:=[.F350]+[.H350]" office:value-type="float" office:value="1144.8" calcext:value-type="float">
            <text:p>1144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premia.$A$1:premia.$B$13];2;0)*[.F351]" office:value-type="float" office:value="89.4" calcext:value-type="float">
            <text:p>89,4</text:p>
          </table:table-cell>
          <table:table-cell table:formula="of:=[.F351]+[.H351]" office:value-type="float" office:value="1579.4" calcext:value-type="float">
            <text:p>1579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premia.$A$1:premia.$B$13];2;0)*[.F352]" office:value-type="float" office:value="149.5" calcext:value-type="float">
            <text:p>149,5</text:p>
          </table:table-cell>
          <table:table-cell table:formula="of:=[.F352]+[.H352]" office:value-type="float" office:value="1299.5" calcext:value-type="float">
            <text:p>1299,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premia.$A$1:premia.$B$13];2;0)*[.F353]" office:value-type="float" office:value="340.2" calcext:value-type="float">
            <text:p>340,2</text:p>
          </table:table-cell>
          <table:table-cell table:formula="of:=[.F353]+[.H353]" office:value-type="float" office:value="2230.2" calcext:value-type="float">
            <text:p>2230,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premia.$A$1:premia.$B$13];2;0)*[.F354]" office:value-type="float" office:value="358.2" calcext:value-type="float">
            <text:p>358,2</text:p>
          </table:table-cell>
          <table:table-cell table:formula="of:=[.F354]+[.H354]" office:value-type="float" office:value="2348.2" calcext:value-type="float">
            <text:p>2348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premia.$A$1:premia.$B$13];2;0)*[.F355]" office:value-type="float" office:value="204" calcext:value-type="float">
            <text:p>204</text:p>
          </table:table-cell>
          <table:table-cell table:formula="of:=[.F355]+[.H355]" office:value-type="float" office:value="1904" calcext:value-type="float">
            <text:p>1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premia.$A$1:premia.$B$13];2;0)*[.F356]" office:value-type="float" office:value="181.2" calcext:value-type="float">
            <text:p>181,2</text:p>
          </table:table-cell>
          <table:table-cell table:formula="of:=[.F356]+[.H356]" office:value-type="float" office:value="1691.2" calcext:value-type="float">
            <text:p>169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premia.$A$1:premia.$B$13];2;0)*[.F357]" office:value-type="float" office:value="229.2" calcext:value-type="float">
            <text:p>229,2</text:p>
          </table:table-cell>
          <table:table-cell table:formula="of:=[.F357]+[.H357]" office:value-type="float" office:value="2139.2" calcext:value-type="float">
            <text:p>2139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premia.$A$1:premia.$B$13];2;0)*[.F358]" office:value-type="float" office:value="206.4" calcext:value-type="float">
            <text:p>206,4</text:p>
          </table:table-cell>
          <table:table-cell table:formula="of:=[.F358]+[.H358]" office:value-type="float" office:value="1926.4" calcext:value-type="float">
            <text:p>1926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premia.$A$1:premia.$B$13];2;0)*[.F359]" office:value-type="float" office:value="223.2" calcext:value-type="float">
            <text:p>223,2</text:p>
          </table:table-cell>
          <table:table-cell table:formula="of:=[.F359]+[.H359]" office:value-type="float" office:value="2083.2" calcext:value-type="float">
            <text:p>2083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premia.$A$1:premia.$B$13];2;0)*[.F360]" office:value-type="float" office:value="77" calcext:value-type="float">
            <text:p>77</text:p>
          </table:table-cell>
          <table:table-cell table:formula="of:=[.F360]+[.H360]" office:value-type="float" office:value="1617" calcext:value-type="float">
            <text:p>1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premia.$A$1:premia.$B$13];2;0)*[.F361]" office:value-type="float" office:value="108" calcext:value-type="float">
            <text:p>108</text:p>
          </table:table-cell>
          <table:table-cell table:formula="of:=[.F361]+[.H361]" office:value-type="float" office:value="1188" calcext:value-type="float">
            <text:p>1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premia.$A$1:premia.$B$13];2;0)*[.F362]" office:value-type="float" office:value="71" calcext:value-type="float">
            <text:p>71</text:p>
          </table:table-cell>
          <table:table-cell table:formula="of:=[.F362]+[.H362]" office:value-type="float" office:value="1491" calcext:value-type="float">
            <text:p>14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premia.$A$1:premia.$B$13];2;0)*[.F363]" office:value-type="float" office:value="55" calcext:value-type="float">
            <text:p>55</text:p>
          </table:table-cell>
          <table:table-cell table:formula="of:=[.F363]+[.H363]" office:value-type="float" office:value="1155" calcext:value-type="float">
            <text:p>1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premia.$A$1:premia.$B$13];2;0)*[.F364]" office:value-type="float" office:value="75.5" calcext:value-type="float">
            <text:p>75,5</text:p>
          </table:table-cell>
          <table:table-cell table:formula="of:=[.F364]+[.H364]" office:value-type="float" office:value="1585.5" calcext:value-type="float">
            <text:p>1585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premia.$A$1:premia.$B$13];2;0)*[.F365]" office:value-type="float" office:value="79.5" calcext:value-type="float">
            <text:p>79,5</text:p>
          </table:table-cell>
          <table:table-cell table:formula="of:=[.F365]+[.H365]" office:value-type="float" office:value="1669.5" calcext:value-type="float">
            <text:p>1669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premia.$A$1:premia.$B$13];2;0)*[.F366]" office:value-type="float" office:value="61" calcext:value-type="float">
            <text:p>61</text:p>
          </table:table-cell>
          <table:table-cell table:formula="of:=[.F366]+[.H366]" office:value-type="float" office:value="1281" calcext:value-type="float">
            <text:p>1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premia.$A$1:premia.$B$13];2;0)*[.F367]" office:value-type="float" office:value="72" calcext:value-type="float">
            <text:p>72</text:p>
          </table:table-cell>
          <table:table-cell table:formula="of:=[.F367]+[.H367]" office:value-type="float" office:value="1512" calcext:value-type="float">
            <text:p>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premia.$A$1:premia.$B$13];2;0)*[.F368]" office:value-type="float" office:value="74.5" calcext:value-type="float">
            <text:p>74,5</text:p>
          </table:table-cell>
          <table:table-cell table:formula="of:=[.F368]+[.H368]" office:value-type="float" office:value="1564.5" calcext:value-type="float">
            <text:p>1564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premia.$A$1:premia.$B$13];2;0)*[.F369]" office:value-type="float" office:value="62" calcext:value-type="float">
            <text:p>62</text:p>
          </table:table-cell>
          <table:table-cell table:formula="of:=[.F369]+[.H369]" office:value-type="float" office:value="1302" calcext:value-type="float">
            <text:p>1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premia.$A$1:premia.$B$13];2;0)*[.F370]" office:value-type="float" office:value="237.6" calcext:value-type="float">
            <text:p>237,6</text:p>
          </table:table-cell>
          <table:table-cell table:formula="of:=[.F370]+[.H370]" office:value-type="float" office:value="2217.6" calcext:value-type="float">
            <text:p>2217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premia.$A$1:premia.$B$13];2;0)*[.F371]" office:value-type="float" office:value="56" calcext:value-type="float">
            <text:p>56</text:p>
          </table:table-cell>
          <table:table-cell table:formula="of:=[.F371]+[.H371]"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premia.$A$1:premia.$B$13];2;0)*[.F372]" office:value-type="float" office:value="73.5" calcext:value-type="float">
            <text:p>73,5</text:p>
          </table:table-cell>
          <table:table-cell table:formula="of:=[.F372]+[.H372]" office:value-type="float" office:value="1543.5" calcext:value-type="float">
            <text:p>1543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premia.$A$1:premia.$B$13];2;0)*[.F373]" office:value-type="float" office:value="59.5" calcext:value-type="float">
            <text:p>59,5</text:p>
          </table:table-cell>
          <table:table-cell table:formula="of:=[.F373]+[.H373]" office:value-type="float" office:value="1249.5" calcext:value-type="float">
            <text:p>1249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premia.$A$1:premia.$B$13];2;0)*[.F374]" office:value-type="float" office:value="340" calcext:value-type="float">
            <text:p>340</text:p>
          </table:table-cell>
          <table:table-cell table:formula="of:=[.F374]+[.H374]" office:value-type="float" office:value="2040" calcext:value-type="float">
            <text:p>20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premia.$A$1:premia.$B$13];2;0)*[.F375]" office:value-type="float" office:value="102" calcext:value-type="float">
            <text:p>102</text:p>
          </table:table-cell>
          <table:table-cell table:formula="of:=[.F375]+[.H375]" office:value-type="float" office:value="1122" calcext:value-type="float">
            <text:p>1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premia.$A$1:premia.$B$13];2;0)*[.F376]" office:value-type="float" office:value="58.5" calcext:value-type="float">
            <text:p>58,5</text:p>
          </table:table-cell>
          <table:table-cell table:formula="of:=[.F376]+[.H376]" office:value-type="float" office:value="1228.5" calcext:value-type="float">
            <text:p>1228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premia.$A$1:premia.$B$13];2;0)*[.F377]" office:value-type="float" office:value="362" calcext:value-type="float">
            <text:p>362</text:p>
          </table:table-cell>
          <table:table-cell table:formula="of:=[.F377]+[.H377]" office:value-type="float" office:value="2172" calcext:value-type="float">
            <text:p>2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premia.$A$1:premia.$B$13];2;0)*[.F378]" office:value-type="float" office:value="76" calcext:value-type="float">
            <text:p>76</text:p>
          </table:table-cell>
          <table:table-cell table:formula="of:=[.F378]+[.H378]" office:value-type="float" office:value="1596" calcext:value-type="float">
            <text:p>1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premia.$A$1:premia.$B$13];2;0)*[.F379]" office:value-type="float" office:value="189.6" calcext:value-type="float">
            <text:p>189,6</text:p>
          </table:table-cell>
          <table:table-cell table:formula="of:=[.F379]+[.H379]" office:value-type="float" office:value="1769.6" calcext:value-type="float">
            <text:p>1769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premia.$A$1:premia.$B$13];2;0)*[.F380]" office:value-type="float" office:value="418" calcext:value-type="float">
            <text:p>418</text:p>
          </table:table-cell>
          <table:table-cell table:formula="of:=[.F380]+[.H380]" office:value-type="float" office:value="2508" calcext:value-type="float">
            <text:p>2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premia.$A$1:premia.$B$13];2;0)*[.F381]" office:value-type="float" office:value="117" calcext:value-type="float">
            <text:p>117</text:p>
          </table:table-cell>
          <table:table-cell table:formula="of:=[.F381]+[.H381]" office:value-type="float" office:value="1287" calcext:value-type="float">
            <text:p>1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premia.$A$1:premia.$B$13];2;0)*[.F382]" office:value-type="float" office:value="228" calcext:value-type="float">
            <text:p>228</text:p>
          </table:table-cell>
          <table:table-cell table:formula="of:=[.F382]+[.H382]" office:value-type="float" office:value="2128" calcext:value-type="float">
            <text:p>2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premia.$A$1:premia.$B$13];2;0)*[.F383]" office:value-type="float" office:value="183.6" calcext:value-type="float">
            <text:p>183,6</text:p>
          </table:table-cell>
          <table:table-cell table:formula="of:=[.F383]+[.H383]" office:value-type="float" office:value="1713.6" calcext:value-type="float">
            <text:p>1713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premia.$A$1:premia.$B$13];2;0)*[.F384]" office:value-type="float" office:value="204" calcext:value-type="float">
            <text:p>204</text:p>
          </table:table-cell>
          <table:table-cell table:formula="of:=[.F384]+[.H384]" office:value-type="float" office:value="1904" calcext:value-type="float">
            <text:p>1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premia.$A$1:premia.$B$13];2;0)*[.F385]" office:value-type="float" office:value="235.2" calcext:value-type="float">
            <text:p>235,2</text:p>
          </table:table-cell>
          <table:table-cell table:formula="of:=[.F385]+[.H385]" office:value-type="float" office:value="2195.2" calcext:value-type="float">
            <text:p>2195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premia.$A$1:premia.$B$13];2;0)*[.F386]" office:value-type="float" office:value="72.5" calcext:value-type="float">
            <text:p>72,5</text:p>
          </table:table-cell>
          <table:table-cell table:formula="of:=[.F386]+[.H386]" office:value-type="float" office:value="1522.5" calcext:value-type="float">
            <text:p>1522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premia.$A$1:premia.$B$13];2;0)*[.F387]" office:value-type="float" office:value="122" calcext:value-type="float">
            <text:p>122</text:p>
          </table:table-cell>
          <table:table-cell table:formula="of:=[.F387]+[.H387]" office:value-type="float" office:value="1342" calcext:value-type="float">
            <text:p>1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premia.$A$1:premia.$B$13];2;0)*[.F388]" office:value-type="float" office:value="145" calcext:value-type="float">
            <text:p>145</text:p>
          </table:table-cell>
          <table:table-cell table:formula="of:=[.F388]+[.H388]" office:value-type="float" office:value="1595" calcext:value-type="float">
            <text:p>15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premia.$A$1:premia.$B$13];2;0)*[.F389]" office:value-type="float" office:value="74.5" calcext:value-type="float">
            <text:p>74,5</text:p>
          </table:table-cell>
          <table:table-cell table:formula="of:=[.F389]+[.H389]" office:value-type="float" office:value="1564.5" calcext:value-type="float">
            <text:p>1564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premia.$A$1:premia.$B$13];2;0)*[.F390]" office:value-type="float" office:value="61.5" calcext:value-type="float">
            <text:p>61,5</text:p>
          </table:table-cell>
          <table:table-cell table:formula="of:=[.F390]+[.H390]" office:value-type="float" office:value="1291.5" calcext:value-type="float">
            <text:p>1291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premia.$A$1:premia.$B$13];2;0)*[.F391]" office:value-type="float" office:value="120" calcext:value-type="float">
            <text:p>120</text:p>
          </table:table-cell>
          <table:table-cell table:formula="of:=[.F391]+[.H391]" office:value-type="float" office:value="1620" calcext:value-type="float">
            <text:p>16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premia.$A$1:premia.$B$13];2;0)*[.F392]" office:value-type="float" office:value="159.3" calcext:value-type="float">
            <text:p>159,3</text:p>
          </table:table-cell>
          <table:table-cell table:formula="of:=[.F392]+[.H392]" office:value-type="float" office:value="1929.3" calcext:value-type="float">
            <text:p>1929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premia.$A$1:premia.$B$13];2;0)*[.F393]" office:value-type="float" office:value="120" calcext:value-type="float">
            <text:p>120</text:p>
          </table:table-cell>
          <table:table-cell table:formula="of:=[.F393]+[.H393]" office:value-type="float" office:value="1320" calcext:value-type="float">
            <text:p>1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premia.$A$1:premia.$B$13];2;0)*[.F394]" office:value-type="float" office:value="106.4" calcext:value-type="float">
            <text:p>106,4</text:p>
          </table:table-cell>
          <table:table-cell table:formula="of:=[.F394]+[.H394]" office:value-type="float" office:value="1626.4" calcext:value-type="float">
            <text:p>1626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premia.$A$1:premia.$B$13];2;0)*[.F395]" office:value-type="float" office:value="144.9" calcext:value-type="float">
            <text:p>144,9</text:p>
          </table:table-cell>
          <table:table-cell table:formula="of:=[.F395]+[.H395]" office:value-type="float" office:value="1754.9" calcext:value-type="float">
            <text:p>1754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premia.$A$1:premia.$B$13];2;0)*[.F396]" office:value-type="float" office:value="121" calcext:value-type="float">
            <text:p>121</text:p>
          </table:table-cell>
          <table:table-cell table:formula="of:=[.F396]+[.H396]" office:value-type="float" office:value="1331" calcext:value-type="float">
            <text:p>13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premia.$A$1:premia.$B$13];2;0)*[.F397]" office:value-type="float" office:value="65.5" calcext:value-type="float">
            <text:p>65,5</text:p>
          </table:table-cell>
          <table:table-cell table:formula="of:=[.F397]+[.H397]" office:value-type="float" office:value="1375.5" calcext:value-type="float">
            <text:p>1375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premia.$A$1:premia.$B$13];2;0)*[.F398]" office:value-type="float" office:value="159.9" calcext:value-type="float">
            <text:p>159,9</text:p>
          </table:table-cell>
          <table:table-cell table:formula="of:=[.F398]+[.H398]" office:value-type="float" office:value="1389.9" calcext:value-type="float">
            <text:p>1389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premia.$A$1:premia.$B$13];2;0)*[.F399]" office:value-type="float" office:value="133.9" calcext:value-type="float">
            <text:p>133,9</text:p>
          </table:table-cell>
          <table:table-cell table:formula="of:=[.F399]+[.H399]" office:value-type="float" office:value="1163.9" calcext:value-type="float">
            <text:p>1163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premia.$A$1:premia.$B$13];2;0)*[.F400]" office:value-type="float" office:value="148.2" calcext:value-type="float">
            <text:p>148,2</text:p>
          </table:table-cell>
          <table:table-cell table:formula="of:=[.F400]+[.H400]" office:value-type="float" office:value="1288.2" calcext:value-type="float">
            <text:p>1288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premia.$A$1:premia.$B$13];2;0)*[.F401]" office:value-type="float" office:value="137.8" calcext:value-type="float">
            <text:p>137,8</text:p>
          </table:table-cell>
          <table:table-cell table:formula="of:=[.F401]+[.H401]" office:value-type="float" office:value="1197.8" calcext:value-type="float">
            <text:p>1197,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premia.$A$1:premia.$B$13];2;0)*[.F402]" office:value-type="float" office:value="280.8" calcext:value-type="float">
            <text:p>280,8</text:p>
          </table:table-cell>
          <table:table-cell table:formula="of:=[.F402]+[.H402]" office:value-type="float" office:value="1840.8" calcext:value-type="float">
            <text:p>1840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premia.$A$1:premia.$B$13];2;0)*[.F403]" office:value-type="float" office:value="60" calcext:value-type="float">
            <text:p>60</text:p>
          </table:table-cell>
          <table:table-cell table:formula="of:=[.F403]+[.H403]" office:value-type="float" office:value="1260" calcext:value-type="float">
            <text:p>1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premia.$A$1:premia.$B$13];2;0)*[.F404]" office:value-type="float" office:value="65" calcext:value-type="float">
            <text:p>65</text:p>
          </table:table-cell>
          <table:table-cell table:formula="of:=[.F404]+[.H404]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premia.$A$1:premia.$B$13];2;0)*[.F405]" office:value-type="float" office:value="136.5" calcext:value-type="float">
            <text:p>136,5</text:p>
          </table:table-cell>
          <table:table-cell table:formula="of:=[.F405]+[.H405]" office:value-type="float" office:value="1186.5" calcext:value-type="float">
            <text:p>1186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premia.$A$1:premia.$B$13];2;0)*[.F406]" office:value-type="float" office:value="146.9" calcext:value-type="float">
            <text:p>146,9</text:p>
          </table:table-cell>
          <table:table-cell table:formula="of:=[.F406]+[.H406]" office:value-type="float" office:value="1276.9" calcext:value-type="float">
            <text:p>1276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premia.$A$1:premia.$B$13];2;0)*[.F407]" office:value-type="float" office:value="77.5" calcext:value-type="float">
            <text:p>77,5</text:p>
          </table:table-cell>
          <table:table-cell table:formula="of:=[.F407]+[.H407]" office:value-type="float" office:value="1627.5" calcext:value-type="float">
            <text:p>1627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premia.$A$1:premia.$B$13];2;0)*[.F408]" office:value-type="float" office:value="141.7" calcext:value-type="float">
            <text:p>141,7</text:p>
          </table:table-cell>
          <table:table-cell table:formula="of:=[.F408]+[.H408]" office:value-type="float" office:value="1231.7" calcext:value-type="float">
            <text:p>1231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premia.$A$1:premia.$B$13];2;0)*[.F409]" office:value-type="float" office:value="162.5" calcext:value-type="float">
            <text:p>162,5</text:p>
          </table:table-cell>
          <table:table-cell table:formula="of:=[.F409]+[.H409]" office:value-type="float" office:value="1412.5" calcext:value-type="float">
            <text:p>1412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premia.$A$1:premia.$B$13];2;0)*[.F410]" office:value-type="float" office:value="141.7" calcext:value-type="float">
            <text:p>141,7</text:p>
          </table:table-cell>
          <table:table-cell table:formula="of:=[.F410]+[.H410]" office:value-type="float" office:value="1231.7" calcext:value-type="float">
            <text:p>1231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premia.$A$1:premia.$B$13];2;0)*[.F411]" office:value-type="float" office:value="141.7" calcext:value-type="float">
            <text:p>141,7</text:p>
          </table:table-cell>
          <table:table-cell table:formula="of:=[.F411]+[.H411]" office:value-type="float" office:value="1231.7" calcext:value-type="float">
            <text:p>1231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premia.$A$1:premia.$B$13];2;0)*[.F412]" office:value-type="float" office:value="193.7" calcext:value-type="float">
            <text:p>193,7</text:p>
          </table:table-cell>
          <table:table-cell table:formula="of:=[.F412]+[.H412]" office:value-type="float" office:value="1683.7" calcext:value-type="float">
            <text:p>1683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premia.$A$1:premia.$B$13];2;0)*[.F413]" office:value-type="float" office:value="174.2" calcext:value-type="float">
            <text:p>174,2</text:p>
          </table:table-cell>
          <table:table-cell table:formula="of:=[.F413]+[.H413]" office:value-type="float" office:value="1514.2" calcext:value-type="float">
            <text:p>1514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premia.$A$1:premia.$B$13];2;0)*[.F414]" office:value-type="float" office:value="170.3" calcext:value-type="float">
            <text:p>170,3</text:p>
          </table:table-cell>
          <table:table-cell table:formula="of:=[.F414]+[.H414]" office:value-type="float" office:value="1480.3" calcext:value-type="float">
            <text:p>148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premia.$A$1:premia.$B$13];2;0)*[.F415]" office:value-type="float" office:value="356" calcext:value-type="float">
            <text:p>356</text:p>
          </table:table-cell>
          <table:table-cell table:formula="of:=[.F415]+[.H415]" office:value-type="float" office:value="2136" calcext:value-type="float">
            <text:p>2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premia.$A$1:premia.$B$13];2;0)*[.F416]" office:value-type="float" office:value="135.2" calcext:value-type="float">
            <text:p>135,2</text:p>
          </table:table-cell>
          <table:table-cell table:formula="of:=[.F416]+[.H416]" office:value-type="float" office:value="1175.2" calcext:value-type="float">
            <text:p>1175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premia.$A$1:premia.$B$13];2;0)*[.F417]" office:value-type="float" office:value="182" calcext:value-type="float">
            <text:p>182</text:p>
          </table:table-cell>
          <table:table-cell table:formula="of:=[.F417]+[.H417]" office:value-type="float" office:value="1582" calcext:value-type="float">
            <text:p>1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premia.$A$1:premia.$B$13];2;0)*[.F418]" office:value-type="float" office:value="185.9" calcext:value-type="float">
            <text:p>185,9</text:p>
          </table:table-cell>
          <table:table-cell table:formula="of:=[.F418]+[.H418]" office:value-type="float" office:value="1615.9" calcext:value-type="float">
            <text:p>1615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premia.$A$1:premia.$B$13];2;0)*[.F419]" office:value-type="float" office:value="132.6" calcext:value-type="float">
            <text:p>132,6</text:p>
          </table:table-cell>
          <table:table-cell table:formula="of:=[.F419]+[.H419]" office:value-type="float" office:value="1152.6" calcext:value-type="float">
            <text:p>1152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premia.$A$1:premia.$B$13];2;0)*[.F420]" office:value-type="float" office:value="124" calcext:value-type="float">
            <text:p>124</text:p>
          </table:table-cell>
          <table:table-cell table:formula="of:=[.F420]+[.H420]" office:value-type="float" office:value="1364" calcext:value-type="float">
            <text:p>1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premia.$A$1:premia.$B$13];2;0)*[.F421]" office:value-type="float" office:value="143" calcext:value-type="float">
            <text:p>143</text:p>
          </table:table-cell>
          <table:table-cell table:formula="of:=[.F421]+[.H421]" office:value-type="float" office:value="1243" calcext:value-type="float">
            <text:p>1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premia.$A$1:premia.$B$13];2;0)*[.F422]" office:value-type="float" office:value="109" calcext:value-type="float">
            <text:p>109</text:p>
          </table:table-cell>
          <table:table-cell table:formula="of:=[.F422]+[.H422]" office:value-type="float" office:value="1199" calcext:value-type="float">
            <text:p>1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premia.$A$1:premia.$B$13];2;0)*[.F423]" office:value-type="float" office:value="152.1" calcext:value-type="float">
            <text:p>152,1</text:p>
          </table:table-cell>
          <table:table-cell table:formula="of:=[.F423]+[.H423]" office:value-type="float" office:value="1322.1" calcext:value-type="float">
            <text:p>1322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premia.$A$1:premia.$B$13];2;0)*[.F424]" office:value-type="float" office:value="63.5" calcext:value-type="float">
            <text:p>63,5</text:p>
          </table:table-cell>
          <table:table-cell table:formula="of:=[.F424]+[.H424]" office:value-type="float" office:value="1333.5" calcext:value-type="float">
            <text:p>1333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premia.$A$1:premia.$B$13];2;0)*[.F425]" office:value-type="float" office:value="144" calcext:value-type="float">
            <text:p>144</text:p>
          </table:table-cell>
          <table:table-cell table:formula="of:=[.F425]+[.H425]" office:value-type="float" office:value="1584" calcext:value-type="float">
            <text:p>1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premia.$A$1:premia.$B$13];2;0)*[.F426]" office:value-type="float" office:value="131.3" calcext:value-type="float">
            <text:p>131,3</text:p>
          </table:table-cell>
          <table:table-cell table:formula="of:=[.F426]+[.H426]" office:value-type="float" office:value="1141.3" calcext:value-type="float">
            <text:p>1141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premia.$A$1:premia.$B$13];2;0)*[.F427]" office:value-type="float" office:value="68.5" calcext:value-type="float">
            <text:p>68,5</text:p>
          </table:table-cell>
          <table:table-cell table:formula="of:=[.F427]+[.H427]" office:value-type="float" office:value="1438.5" calcext:value-type="float">
            <text:p>1438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premia.$A$1:premia.$B$13];2;0)*[.F428]" office:value-type="float" office:value="71" calcext:value-type="float">
            <text:p>71</text:p>
          </table:table-cell>
          <table:table-cell table:formula="of:=[.F428]+[.H428]" office:value-type="float" office:value="1491" calcext:value-type="float">
            <text:p>14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premia.$A$1:premia.$B$13];2;0)*[.F429]" office:value-type="float" office:value="161.2" calcext:value-type="float">
            <text:p>161,2</text:p>
          </table:table-cell>
          <table:table-cell table:formula="of:=[.F429]+[.H429]" office:value-type="float" office:value="1401.2" calcext:value-type="float">
            <text:p>140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premia.$A$1:premia.$B$13];2;0)*[.F430]" office:value-type="float" office:value="136.5" calcext:value-type="float">
            <text:p>136,5</text:p>
          </table:table-cell>
          <table:table-cell table:formula="of:=[.F430]+[.H430]" office:value-type="float" office:value="1186.5" calcext:value-type="float">
            <text:p>1186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premia.$A$1:premia.$B$13];2;0)*[.F431]" office:value-type="float" office:value="172.9" calcext:value-type="float">
            <text:p>172,9</text:p>
          </table:table-cell>
          <table:table-cell table:formula="of:=[.F431]+[.H431]" office:value-type="float" office:value="1502.9" calcext:value-type="float">
            <text:p>1502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premia.$A$1:premia.$B$13];2;0)*[.F432]" office:value-type="float" office:value="172.9" calcext:value-type="float">
            <text:p>172,9</text:p>
          </table:table-cell>
          <table:table-cell table:formula="of:=[.F432]+[.H432]" office:value-type="float" office:value="1502.9" calcext:value-type="float">
            <text:p>1502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premia.$A$1:premia.$B$13];2;0)*[.F433]" office:value-type="float" office:value="380" calcext:value-type="float">
            <text:p>380</text:p>
          </table:table-cell>
          <table:table-cell table:formula="of:=[.F433]+[.H433]" office:value-type="float" office:value="2280" calcext:value-type="float">
            <text:p>22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premia.$A$1:premia.$B$13];2;0)*[.F434]" office:value-type="float" office:value="140.4" calcext:value-type="float">
            <text:p>140,4</text:p>
          </table:table-cell>
          <table:table-cell table:formula="of:=[.F434]+[.H434]" office:value-type="float" office:value="1220.4" calcext:value-type="float">
            <text:p>122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premia.$A$1:premia.$B$13];2;0)*[.F435]" office:value-type="float" office:value="172.9" calcext:value-type="float">
            <text:p>172,9</text:p>
          </table:table-cell>
          <table:table-cell table:formula="of:=[.F435]+[.H435]" office:value-type="float" office:value="1502.9" calcext:value-type="float">
            <text:p>1502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premia.$A$1:premia.$B$13];2;0)*[.F436]" office:value-type="float" office:value="150.8" calcext:value-type="float">
            <text:p>150,8</text:p>
          </table:table-cell>
          <table:table-cell table:formula="of:=[.F436]+[.H436]" office:value-type="float" office:value="1310.8" calcext:value-type="float">
            <text:p>1310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premia.$A$1:premia.$B$13];2;0)*[.F437]" office:value-type="float" office:value="187.2" calcext:value-type="float">
            <text:p>187,2</text:p>
          </table:table-cell>
          <table:table-cell table:formula="of:=[.F437]+[.H437]" office:value-type="float" office:value="1627.2" calcext:value-type="float">
            <text:p>1627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premia.$A$1:premia.$B$13];2;0)*[.F438]" office:value-type="float" office:value="166.4" calcext:value-type="float">
            <text:p>166,4</text:p>
          </table:table-cell>
          <table:table-cell table:formula="of:=[.F438]+[.H438]" office:value-type="float" office:value="1446.4" calcext:value-type="float">
            <text:p>1446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premia.$A$1:premia.$B$13];2;0)*[.F439]" office:value-type="float" office:value="109" calcext:value-type="float">
            <text:p>109</text:p>
          </table:table-cell>
          <table:table-cell table:formula="of:=[.F439]+[.H439]" office:value-type="float" office:value="1199" calcext:value-type="float">
            <text:p>1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premia.$A$1:premia.$B$13];2;0)*[.F440]" office:value-type="float" office:value="176.8" calcext:value-type="float">
            <text:p>176,8</text:p>
          </table:table-cell>
          <table:table-cell table:formula="of:=[.F440]+[.H440]" office:value-type="float" office:value="1536.8" calcext:value-type="float">
            <text:p>1536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premia.$A$1:premia.$B$13];2;0)*[.F441]" office:value-type="float" office:value="142" calcext:value-type="float">
            <text:p>142</text:p>
          </table:table-cell>
          <table:table-cell table:formula="of:=[.F441]+[.H441]" office:value-type="float" office:value="1562" calcext:value-type="float">
            <text:p>15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premia.$A$1:premia.$B$13];2;0)*[.F442]" office:value-type="float" office:value="136" calcext:value-type="float">
            <text:p>136</text:p>
          </table:table-cell>
          <table:table-cell table:formula="of:=[.F442]+[.H442]" office:value-type="float" office:value="1496" calcext:value-type="float">
            <text:p>1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premia.$A$1:premia.$B$13];2;0)*[.F443]" office:value-type="float" office:value="77.5" calcext:value-type="float">
            <text:p>77,5</text:p>
          </table:table-cell>
          <table:table-cell table:formula="of:=[.F443]+[.H443]" office:value-type="float" office:value="1627.5" calcext:value-type="float">
            <text:p>1627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premia.$A$1:premia.$B$13];2;0)*[.F444]" office:value-type="float" office:value="64.5" calcext:value-type="float">
            <text:p>64,5</text:p>
          </table:table-cell>
          <table:table-cell table:formula="of:=[.F444]+[.H444]" office:value-type="float" office:value="1354.5" calcext:value-type="float">
            <text:p>1354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premia.$A$1:premia.$B$13];2;0)*[.F445]" office:value-type="float" office:value="65.5" calcext:value-type="float">
            <text:p>65,5</text:p>
          </table:table-cell>
          <table:table-cell table:formula="of:=[.F445]+[.H445]" office:value-type="float" office:value="1375.5" calcext:value-type="float">
            <text:p>1375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premia.$A$1:premia.$B$13];2;0)*[.F446]" office:value-type="float" office:value="74.5" calcext:value-type="float">
            <text:p>74,5</text:p>
          </table:table-cell>
          <table:table-cell table:formula="of:=[.F446]+[.H446]" office:value-type="float" office:value="1564.5" calcext:value-type="float">
            <text:p>1564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premia.$A$1:premia.$B$13];2;0)*[.F447]" office:value-type="float" office:value="64.5" calcext:value-type="float">
            <text:p>64,5</text:p>
          </table:table-cell>
          <table:table-cell table:formula="of:=[.F447]+[.H447]" office:value-type="float" office:value="1354.5" calcext:value-type="float">
            <text:p>1354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premia.$A$1:premia.$B$13];2;0)*[.F448]" office:value-type="float" office:value="59.5" calcext:value-type="float">
            <text:p>59,5</text:p>
          </table:table-cell>
          <table:table-cell table:formula="of:=[.F448]+[.H448]" office:value-type="float" office:value="1249.5" calcext:value-type="float">
            <text:p>1249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premia.$A$1:premia.$B$13];2;0)*[.F449]" office:value-type="float" office:value="229.2" calcext:value-type="float">
            <text:p>229,2</text:p>
          </table:table-cell>
          <table:table-cell table:formula="of:=[.F449]+[.H449]" office:value-type="float" office:value="2139.2" calcext:value-type="float">
            <text:p>2139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premia.$A$1:premia.$B$13];2;0)*[.F450]" office:value-type="float" office:value="214.8" calcext:value-type="float">
            <text:p>214,8</text:p>
          </table:table-cell>
          <table:table-cell table:formula="of:=[.F450]+[.H450]" office:value-type="float" office:value="2004.8" calcext:value-type="float">
            <text:p>2004,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premia.$A$1:premia.$B$13];2;0)*[.F451]" office:value-type="float" office:value="343.8" calcext:value-type="float">
            <text:p>343,8</text:p>
          </table:table-cell>
          <table:table-cell table:formula="of:=[.F451]+[.H451]" office:value-type="float" office:value="2253.8" calcext:value-type="float">
            <text:p>2253,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premia.$A$1:premia.$B$13];2;0)*[.F452]" office:value-type="float" office:value="289.8" calcext:value-type="float">
            <text:p>289,8</text:p>
          </table:table-cell>
          <table:table-cell table:formula="of:=[.F452]+[.H452]" office:value-type="float" office:value="1899.8" calcext:value-type="float">
            <text:p>1899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premia.$A$1:premia.$B$13];2;0)*[.F453]" office:value-type="float" office:value="139.1" calcext:value-type="float">
            <text:p>139,1</text:p>
          </table:table-cell>
          <table:table-cell table:formula="of:=[.F453]+[.H453]" office:value-type="float" office:value="1209.1" calcext:value-type="float">
            <text:p>1209,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premia.$A$1:premia.$B$13];2;0)*[.F454]" office:value-type="float" office:value="309.6" calcext:value-type="float">
            <text:p>309,6</text:p>
          </table:table-cell>
          <table:table-cell table:formula="of:=[.F454]+[.H454]" office:value-type="float" office:value="2029.6" calcext:value-type="float">
            <text:p>2029,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premia.$A$1:premia.$B$13];2;0)*[.F455]" office:value-type="float" office:value="277.2" calcext:value-type="float">
            <text:p>277,2</text:p>
          </table:table-cell>
          <table:table-cell table:formula="of:=[.F455]+[.H455]" office:value-type="float" office:value="1817.2" calcext:value-type="float">
            <text:p>1817,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premia.$A$1:premia.$B$13];2;0)*[.F456]" office:value-type="float" office:value="300.6" calcext:value-type="float">
            <text:p>300,6</text:p>
          </table:table-cell>
          <table:table-cell table:formula="of:=[.F456]+[.H456]" office:value-type="float" office:value="1970.6" calcext:value-type="float">
            <text:p>1970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premia.$A$1:premia.$B$13];2;0)*[.F457]" office:value-type="float" office:value="382" calcext:value-type="float">
            <text:p>382</text:p>
          </table:table-cell>
          <table:table-cell table:formula="of:=[.F457]+[.H457]" office:value-type="float" office:value="2292" calcext:value-type="float">
            <text:p>229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premia.$A$1:premia.$B$13];2;0)*[.F458]" office:value-type="float" office:value="340.2" calcext:value-type="float">
            <text:p>340,2</text:p>
          </table:table-cell>
          <table:table-cell table:formula="of:=[.F458]+[.H458]" office:value-type="float" office:value="2230.2" calcext:value-type="float">
            <text:p>2230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premia.$A$1:premia.$B$13];2;0)*[.F459]" office:value-type="float" office:value="184.8" calcext:value-type="float">
            <text:p>184,8</text:p>
          </table:table-cell>
          <table:table-cell table:formula="of:=[.F459]+[.H459]" office:value-type="float" office:value="1724.8" calcext:value-type="float">
            <text:p>1724,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premia.$A$1:premia.$B$13];2;0)*[.F460]" office:value-type="float" office:value="333" calcext:value-type="float">
            <text:p>333</text:p>
          </table:table-cell>
          <table:table-cell table:formula="of:=[.F460]+[.H460]" office:value-type="float" office:value="2183" calcext:value-type="float">
            <text:p>218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premia.$A$1:premia.$B$13];2;0)*[.F461]" office:value-type="float" office:value="338.4" calcext:value-type="float">
            <text:p>338,4</text:p>
          </table:table-cell>
          <table:table-cell table:formula="of:=[.F461]+[.H461]" office:value-type="float" office:value="2218.4" calcext:value-type="float">
            <text:p>2218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premia.$A$1:premia.$B$13];2;0)*[.F462]" office:value-type="float" office:value="410" calcext:value-type="float">
            <text:p>410</text:p>
          </table:table-cell>
          <table:table-cell table:formula="of:=[.F462]+[.H462]" office:value-type="float" office:value="2460" calcext:value-type="float">
            <text:p>2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premia.$A$1:premia.$B$13];2;0)*[.F463]" office:value-type="float" office:value="72.6" calcext:value-type="float">
            <text:p>72,6</text:p>
          </table:table-cell>
          <table:table-cell table:formula="of:=[.F463]+[.H463]" office:value-type="float" office:value="1282.6" calcext:value-type="float">
            <text:p>1282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premia.$A$1:premia.$B$13];2;0)*[.F464]" office:value-type="float" office:value="149.5" calcext:value-type="float">
            <text:p>149,5</text:p>
          </table:table-cell>
          <table:table-cell table:formula="of:=[.F464]+[.H464]" office:value-type="float" office:value="1299.5" calcext:value-type="float">
            <text:p>1299,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premia.$A$1:premia.$B$13];2;0)*[.F465]" office:value-type="float" office:value="293.4" calcext:value-type="float">
            <text:p>293,4</text:p>
          </table:table-cell>
          <table:table-cell table:formula="of:=[.F465]+[.H465]" office:value-type="float" office:value="1923.4" calcext:value-type="float">
            <text:p>1923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premia.$A$1:premia.$B$13];2;0)*[.F466]" office:value-type="float" office:value="78.6" calcext:value-type="float">
            <text:p>78,6</text:p>
          </table:table-cell>
          <table:table-cell table:formula="of:=[.F466]+[.H466]" office:value-type="float" office:value="1388.6" calcext:value-type="float">
            <text:p>1388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premia.$A$1:premia.$B$13];2;0)*[.F467]" office:value-type="float" office:value="75.6" calcext:value-type="float">
            <text:p>75,6</text:p>
          </table:table-cell>
          <table:table-cell table:formula="of:=[.F467]+[.H467]" office:value-type="float" office:value="1335.6" calcext:value-type="float">
            <text:p>1335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premia.$A$1:premia.$B$13];2;0)*[.F468]" office:value-type="float" office:value="170.3" calcext:value-type="float">
            <text:p>170,3</text:p>
          </table:table-cell>
          <table:table-cell table:formula="of:=[.F468]+[.H468]" office:value-type="float" office:value="1480.3" calcext:value-type="float">
            <text:p>148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premia.$A$1:premia.$B$13];2;0)*[.F469]" office:value-type="float" office:value="184.6" calcext:value-type="float">
            <text:p>184,6</text:p>
          </table:table-cell>
          <table:table-cell table:formula="of:=[.F469]+[.H469]" office:value-type="float" office:value="1604.6" calcext:value-type="float">
            <text:p>1604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premia.$A$1:premia.$B$13];2;0)*[.F470]" office:value-type="float" office:value="191.1" calcext:value-type="float">
            <text:p>191,1</text:p>
          </table:table-cell>
          <table:table-cell table:formula="of:=[.F470]+[.H470]" office:value-type="float" office:value="1661.1" calcext:value-type="float">
            <text:p>1661,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premia.$A$1:premia.$B$13];2;0)*[.F471]" office:value-type="float" office:value="302.4" calcext:value-type="float">
            <text:p>302,4</text:p>
          </table:table-cell>
          <table:table-cell table:formula="of:=[.F471]+[.H471]" office:value-type="float" office:value="1982.4" calcext:value-type="float">
            <text:p>1982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premia.$A$1:premia.$B$13];2;0)*[.F472]" office:value-type="float" office:value="234" calcext:value-type="float">
            <text:p>234</text:p>
          </table:table-cell>
          <table:table-cell table:formula="of:=[.F472]+[.H472]" office:value-type="float" office:value="2184" calcext:value-type="float">
            <text:p>218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premia.$A$1:premia.$B$13];2;0)*[.F473]" office:value-type="float" office:value="277.2" calcext:value-type="float">
            <text:p>277,2</text:p>
          </table:table-cell>
          <table:table-cell table:formula="of:=[.F473]+[.H473]" office:value-type="float" office:value="1817.2" calcext:value-type="float">
            <text:p>1817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premia.$A$1:premia.$B$13];2;0)*[.F474]" office:value-type="float" office:value="228" calcext:value-type="float">
            <text:p>228</text:p>
          </table:table-cell>
          <table:table-cell table:formula="of:=[.F474]+[.H474]" office:value-type="float" office:value="2128" calcext:value-type="float">
            <text:p>2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premia.$A$1:premia.$B$13];2;0)*[.F475]" office:value-type="float" office:value="235.2" calcext:value-type="float">
            <text:p>235,2</text:p>
          </table:table-cell>
          <table:table-cell table:formula="of:=[.F475]+[.H475]" office:value-type="float" office:value="2195.2" calcext:value-type="float">
            <text:p>2195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premia.$A$1:premia.$B$13];2;0)*[.F476]" office:value-type="float" office:value="228" calcext:value-type="float">
            <text:p>228</text:p>
          </table:table-cell>
          <table:table-cell table:formula="of:=[.F476]+[.H476]" office:value-type="float" office:value="2128" calcext:value-type="float">
            <text:p>2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premia.$A$1:premia.$B$13];2;0)*[.F477]" office:value-type="float" office:value="195.6" calcext:value-type="float">
            <text:p>195,6</text:p>
          </table:table-cell>
          <table:table-cell table:formula="of:=[.F477]+[.H477]" office:value-type="float" office:value="1825.6" calcext:value-type="float">
            <text:p>1825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premia.$A$1:premia.$B$13];2;0)*[.F478]" office:value-type="float" office:value="198" calcext:value-type="float">
            <text:p>198</text:p>
          </table:table-cell>
          <table:table-cell table:formula="of:=[.F478]+[.H478]" office:value-type="float" office:value="1848" calcext:value-type="float">
            <text:p>1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premia.$A$1:premia.$B$13];2;0)*[.F479]" office:value-type="float" office:value="380" calcext:value-type="float">
            <text:p>380</text:p>
          </table:table-cell>
          <table:table-cell table:formula="of:=[.F479]+[.H479]" office:value-type="float" office:value="2280" calcext:value-type="float">
            <text:p>22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premia.$A$1:premia.$B$13];2;0)*[.F480]" office:value-type="float" office:value="193.2" calcext:value-type="float">
            <text:p>193,2</text:p>
          </table:table-cell>
          <table:table-cell table:formula="of:=[.F480]+[.H480]" office:value-type="float" office:value="1803.2" calcext:value-type="float">
            <text:p>1803,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premia.$A$1:premia.$B$13];2;0)*[.F481]" office:value-type="float" office:value="277.2" calcext:value-type="float">
            <text:p>277,2</text:p>
          </table:table-cell>
          <table:table-cell table:formula="of:=[.F481]+[.H481]" office:value-type="float" office:value="1817.2" calcext:value-type="float">
            <text:p>1817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premia.$A$1:premia.$B$13];2;0)*[.F482]" office:value-type="float" office:value="140" calcext:value-type="float">
            <text:p>140</text:p>
          </table:table-cell>
          <table:table-cell table:formula="of:=[.F482]+[.H482]" office:value-type="float" office:value="1540" calcext:value-type="float">
            <text:p>15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premia.$A$1:premia.$B$13];2;0)*[.F483]" office:value-type="float" office:value="210" calcext:value-type="float">
            <text:p>210</text:p>
          </table:table-cell>
          <table:table-cell table:formula="of:=[.F483]+[.H483]" office:value-type="float" office:value="1960" calcext:value-type="float">
            <text:p>19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premia.$A$1:premia.$B$13];2;0)*[.F484]" office:value-type="float" office:value="196.8" calcext:value-type="float">
            <text:p>196,8</text:p>
          </table:table-cell>
          <table:table-cell table:formula="of:=[.F484]+[.H484]" office:value-type="float" office:value="1836.8" calcext:value-type="float">
            <text:p>1836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premia.$A$1:premia.$B$13];2;0)*[.F485]" office:value-type="float" office:value="346" calcext:value-type="float">
            <text:p>346</text:p>
          </table:table-cell>
          <table:table-cell table:formula="of:=[.F485]+[.H485]" office:value-type="float" office:value="2076" calcext:value-type="float">
            <text:p>207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premia.$A$1:premia.$B$13];2;0)*[.F486]" office:value-type="float" office:value="275.4" calcext:value-type="float">
            <text:p>275,4</text:p>
          </table:table-cell>
          <table:table-cell table:formula="of:=[.F486]+[.H486]" office:value-type="float" office:value="1805.4" calcext:value-type="float">
            <text:p>1805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premia.$A$1:premia.$B$13];2;0)*[.F487]" office:value-type="float" office:value="422" calcext:value-type="float">
            <text:p>422</text:p>
          </table:table-cell>
          <table:table-cell table:formula="of:=[.F487]+[.H487]" office:value-type="float" office:value="2532" calcext:value-type="float">
            <text:p>25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premia.$A$1:premia.$B$13];2;0)*[.F488]" office:value-type="float" office:value="186" calcext:value-type="float">
            <text:p>186</text:p>
          </table:table-cell>
          <table:table-cell table:formula="of:=[.F488]+[.H488]" office:value-type="float" office:value="1736" calcext:value-type="float">
            <text:p>1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premia.$A$1:premia.$B$13];2;0)*[.F489]" office:value-type="float" office:value="237.6" calcext:value-type="float">
            <text:p>237,6</text:p>
          </table:table-cell>
          <table:table-cell table:formula="of:=[.F489]+[.H489]" office:value-type="float" office:value="2217.6" calcext:value-type="float">
            <text:p>2217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premia.$A$1:premia.$B$13];2;0)*[.F490]" office:value-type="float" office:value="200.4" calcext:value-type="float">
            <text:p>200,4</text:p>
          </table:table-cell>
          <table:table-cell table:formula="of:=[.F490]+[.H490]" office:value-type="float" office:value="1870.4" calcext:value-type="float">
            <text:p>187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premia.$A$1:premia.$B$13];2;0)*[.F491]" office:value-type="float" office:value="212.4" calcext:value-type="float">
            <text:p>212,4</text:p>
          </table:table-cell>
          <table:table-cell table:formula="of:=[.F491]+[.H491]" office:value-type="float" office:value="1982.4" calcext:value-type="float">
            <text:p>1982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premia.$A$1:premia.$B$13];2;0)*[.F492]" office:value-type="float" office:value="181.2" calcext:value-type="float">
            <text:p>181,2</text:p>
          </table:table-cell>
          <table:table-cell table:formula="of:=[.F492]+[.H492]" office:value-type="float" office:value="1691.2" calcext:value-type="float">
            <text:p>169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premia.$A$1:premia.$B$13];2;0)*[.F493]" office:value-type="float" office:value="194.4" calcext:value-type="float">
            <text:p>194,4</text:p>
          </table:table-cell>
          <table:table-cell table:formula="of:=[.F493]+[.H493]" office:value-type="float" office:value="1814.4" calcext:value-type="float">
            <text:p>1814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premia.$A$1:premia.$B$13];2;0)*[.F494]" office:value-type="float" office:value="196.8" calcext:value-type="float">
            <text:p>196,8</text:p>
          </table:table-cell>
          <table:table-cell table:formula="of:=[.F494]+[.H494]" office:value-type="float" office:value="1836.8" calcext:value-type="float">
            <text:p>1836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premia.$A$1:premia.$B$13];2;0)*[.F495]" office:value-type="float" office:value="108" calcext:value-type="float">
            <text:p>108</text:p>
          </table:table-cell>
          <table:table-cell table:formula="of:=[.F495]+[.H495]" office:value-type="float" office:value="1458" calcext:value-type="float">
            <text:p>14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premia.$A$1:premia.$B$13];2;0)*[.F496]" office:value-type="float" office:value="388" calcext:value-type="float">
            <text:p>388</text:p>
          </table:table-cell>
          <table:table-cell table:formula="of:=[.F496]+[.H496]" office:value-type="float" office:value="2328" calcext:value-type="float">
            <text:p>232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premia.$A$1:premia.$B$13];2;0)*[.F497]" office:value-type="float" office:value="307.8" calcext:value-type="float">
            <text:p>307,8</text:p>
          </table:table-cell>
          <table:table-cell table:formula="of:=[.F497]+[.H497]" office:value-type="float" office:value="2017.8" calcext:value-type="float">
            <text:p>2017,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premia.$A$1:premia.$B$13];2;0)*[.F498]" office:value-type="float" office:value="270" calcext:value-type="float">
            <text:p>270</text:p>
          </table:table-cell>
          <table:table-cell table:formula="of:=[.F498]+[.H498]" office:value-type="float" office:value="1770" calcext:value-type="float">
            <text:p>177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premia.$A$1:premia.$B$13];2;0)*[.F499]" office:value-type="float" office:value="347.4" calcext:value-type="float">
            <text:p>347,4</text:p>
          </table:table-cell>
          <table:table-cell table:formula="of:=[.F499]+[.H499]" office:value-type="float" office:value="2277.4" calcext:value-type="float">
            <text:p>2277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premia.$A$1:premia.$B$13];2;0)*[.F500]" office:value-type="float" office:value="430" calcext:value-type="float">
            <text:p>430</text:p>
          </table:table-cell>
          <table:table-cell table:formula="of:=[.F500]+[.H500]" office:value-type="float" office:value="2580" calcext:value-type="float">
            <text:p>2580</text:p>
          </table:table-cell>
          <table:table-cell table:number-columns-repeated="5"/>
        </table:table-row>
      </table:table>
      <table:table table:name="dział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table table:name="premia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 style:data-style-name="N2" text:time-value="09:19:47.01682061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24:15.417549116</meta:creation-date>
    <dc:date>2017-09-27T09:25:19.973978138</dc:date>
    <meta:editing-duration>PT16M21S</meta:editing-duration>
    <meta:editing-cycles>4</meta:editing-cycles>
    <meta:generator>LibreOffice/5.4.0.3$Linux_X86_64 LibreOffice_project/40m0$Build-3</meta:generator>
    <meta:document-statistic meta:table-count="3" meta:cell-count="4627" meta:object-count="0"/>
  </office:meta>
</office:document-meta>
</file>